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46"/>
        </table:table-row>
        <table:table-row table:style-name="ro8" table:visibility="collapse">
          <table:table-cell table:style-name="ce11"/>
          <table:table-cell table:style-name="ce23" table:number-columns-repeated="460"/>
          <table:table-cell table:style-name="ce12"/>
          <table:table-cell table:style-name="Default" table:number-columns-repeated="16"/>
          <table:table-cell table:style-name="ce12" table:number-columns-repeated="546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QS6])" office:value-type="float" office:value="2412">
            <text:p>2412,0</text:p>
          </table:table-cell>
          <table:table-cell table:style-name="ce25"/>
          <table:table-cell table:style-name="ce25" table:formula="of:=SUM([.D7:.D49])" office:value-type="float" office:value="10">
            <text:p>10,0</text:p>
          </table:table-cell>
          <table:table-cell table:style-name="ce25" table:formula="of:=SUM([.E7:.E49])" office:value-type="float" office:value="7.5">
            <text:p>7,5</text:p>
          </table:table-cell>
          <table:table-cell table:style-name="ce25" table:formula="of:=SUM([.F7:.F49])" office:value-type="float" office:value="0">
            <text:p>0,0</text:p>
          </table:table-cell>
          <table:table-cell table:style-name="ce25" table:formula="of:=SUM([.G7:.G49])" office:value-type="float" office:value="0">
            <text:p>0,0</text:p>
          </table:table-cell>
          <table:table-cell table:style-name="ce25" table:formula="of:=SUM([.H7:.H49])" office:value-type="float" office:value="3.5">
            <text:p>3,5</text:p>
          </table:table-cell>
          <table:table-cell table:style-name="ce25" table:formula="of:=SUM([.I7:.I49])" office:value-type="float" office:value="8">
            <text:p>8,0</text:p>
          </table:table-cell>
          <table:table-cell table:style-name="ce25" table:formula="of:=SUM([.J7:.J49])" office:value-type="float" office:value="10.5">
            <text:p>10,5</text:p>
          </table:table-cell>
          <table:table-cell table:style-name="ce25" table:formula="of:=SUM([.K7:.K49])" office:value-type="float" office:value="9.5">
            <text:p>9,5</text:p>
          </table:table-cell>
          <table:table-cell table:style-name="ce25" table:formula="of:=SUM([.L7:.L49])" office:value-type="float" office:value="8.5">
            <text:p>8,5</text:p>
          </table:table-cell>
          <table:table-cell table:style-name="ce25" table:formula="of:=SUM([.M7:.M49])" office:value-type="float" office:value="8">
            <text:p>8,0</text:p>
          </table:table-cell>
          <table:table-cell table:style-name="ce25" table:formula="of:=SUM([.N7:.N49])" office:value-type="float" office:value="3">
            <text:p>3,0</text:p>
          </table:table-cell>
          <table:table-cell table:style-name="ce25" table:formula="of:=SUM([.O7:.O49])" office:value-type="float" office:value="0">
            <text:p>0,0</text:p>
          </table:table-cell>
          <table:table-cell table:style-name="ce25" table:formula="of:=SUM([.P7:.P49])" office:value-type="float" office:value="12">
            <text:p>12,0</text:p>
          </table:table-cell>
          <table:table-cell table:style-name="ce25" table:formula="of:=SUM([.Q7:.Q49])" office:value-type="float" office:value="0">
            <text:p>0,0</text:p>
          </table:table-cell>
          <table:table-cell table:style-name="ce25" table:formula="of:=SUM([.R7:.R49])" office:value-type="float" office:value="9">
            <text:p>9,0</text:p>
          </table:table-cell>
          <table:table-cell table:style-name="ce25" table:formula="of:=SUM([.S7:.S49])" office:value-type="float" office:value="9.5">
            <text:p>9,5</text:p>
          </table:table-cell>
          <table:table-cell table:style-name="ce25" table:formula="of:=SUM([.T7:.T49])" office:value-type="float" office:value="10">
            <text:p>10,0</text:p>
          </table:table-cell>
          <table:table-cell table:style-name="ce25" table:formula="of:=SUM([.U7:.U49])" office:value-type="float" office:value="5">
            <text:p>5,0</text:p>
          </table:table-cell>
          <table:table-cell table:style-name="ce25" table:formula="of:=SUM([.V7:.V49])" office:value-type="float" office:value="5">
            <text:p>5,0</text:p>
          </table:table-cell>
          <table:table-cell table:style-name="ce25" table:formula="of:=SUM([.W7:.W49])" office:value-type="float" office:value="8">
            <text:p>8,0</text:p>
          </table:table-cell>
          <table:table-cell table:style-name="ce25" table:formula="of:=SUM([.X7:.X49])" office:value-type="float" office:value="9">
            <text:p>9,0</text:p>
          </table:table-cell>
          <table:table-cell table:style-name="ce25" table:formula="of:=SUM([.Y7:.Y49])" office:value-type="float" office:value="7">
            <text:p>7,0</text:p>
          </table:table-cell>
          <table:table-cell table:style-name="ce25" table:formula="of:=SUM([.Z7:.Z49])" office:value-type="float" office:value="8">
            <text:p>8,0</text:p>
          </table:table-cell>
          <table:table-cell table:style-name="ce25" table:formula="of:=SUM([.AA7:.AA49])" office:value-type="float" office:value="9">
            <text:p>9,0</text:p>
          </table:table-cell>
          <table:table-cell table:style-name="ce25" table:formula="of:=SUM([.AB7:.AB49])" office:value-type="float" office:value="0">
            <text:p>0,0</text:p>
          </table:table-cell>
          <table:table-cell table:style-name="ce25" table:formula="of:=SUM([.AC7:.AC49])" office:value-type="float" office:value="0">
            <text:p>0,0</text:p>
          </table:table-cell>
          <table:table-cell table:style-name="ce25" table:formula="of:=SUM([.AD7:.AD49])" office:value-type="float" office:value="7.5">
            <text:p>7,5</text:p>
          </table:table-cell>
          <table:table-cell table:style-name="ce25" table:formula="of:=SUM([.AE7:.AE49])" office:value-type="float" office:value="6.5">
            <text:p>6,5</text:p>
          </table:table-cell>
          <table:table-cell table:style-name="ce25" table:formula="of:=SUM([.AF7:.AF49])" office:value-type="float" office:value="8.5">
            <text:p>8,5</text:p>
          </table:table-cell>
          <table:table-cell table:style-name="ce25" table:formula="of:=SUM([.AG7:.AG49])" office:value-type="float" office:value="9">
            <text:p>9,0</text:p>
          </table:table-cell>
          <table:table-cell table:style-name="ce25" table:formula="of:=SUM([.AH7:.AH49])" office:value-type="float" office:value="8">
            <text:p>8,0</text:p>
          </table:table-cell>
          <table:table-cell table:style-name="ce25" table:formula="of:=SUM([.AI7:.AI49])" office:value-type="float" office:value="0">
            <text:p>0,0</text:p>
          </table:table-cell>
          <table:table-cell table:style-name="ce25" table:formula="of:=SUM([.AJ7:.AJ49])" office:value-type="float" office:value="6.5">
            <text:p>6,5</text:p>
          </table:table-cell>
          <table:table-cell table:style-name="ce25" table:formula="of:=SUM([.AK7:.AK49])" office:value-type="float" office:value="0">
            <text:p>0,0</text:p>
          </table:table-cell>
          <table:table-cell table:style-name="ce25" table:formula="of:=SUM([.AL7:.AL49])" office:value-type="float" office:value="4.5">
            <text:p>4,5</text:p>
          </table:table-cell>
          <table:table-cell table:style-name="ce25" table:formula="of:=SUM([.AM7:.AM49])" office:value-type="float" office:value="9">
            <text:p>9,0</text:p>
          </table:table-cell>
          <table:table-cell table:style-name="ce25" table:formula="of:=SUM([.AN7:.AN49])" office:value-type="float" office:value="9">
            <text:p>9,0</text:p>
          </table:table-cell>
          <table:table-cell table:style-name="ce25" table:formula="of:=SUM([.AO7:.AO49])" office:value-type="float" office:value="8">
            <text:p>8,0</text:p>
          </table:table-cell>
          <table:table-cell table:style-name="ce25" table:formula="of:=SUM([.AP7:.AP49])" office:value-type="float" office:value="0">
            <text:p>0,0</text:p>
          </table:table-cell>
          <table:table-cell table:style-name="ce25" table:formula="of:=SUM([.AQ7:.AQ49])" office:value-type="float" office:value="0">
            <text:p>0,0</text:p>
          </table:table-cell>
          <table:table-cell table:style-name="ce25" table:formula="of:=SUM([.AR7:.AR49])" office:value-type="float" office:value="5.5">
            <text:p>5,5</text:p>
          </table:table-cell>
          <table:table-cell table:style-name="ce25" table:formula="of:=SUM([.AS7:.AS49])" office:value-type="float" office:value="8.5">
            <text:p>8,5</text:p>
          </table:table-cell>
          <table:table-cell table:style-name="ce25" table:formula="of:=SUM([.AT7:.AT49])" office:value-type="float" office:value="8">
            <text:p>8,0</text:p>
          </table:table-cell>
          <table:table-cell table:style-name="ce25" table:formula="of:=SUM([.AU7:.AU49])" office:value-type="float" office:value="8">
            <text:p>8,0</text:p>
          </table:table-cell>
          <table:table-cell table:style-name="ce25" table:formula="of:=SUM([.AV7:.AV49])" office:value-type="float" office:value="8">
            <text:p>8,0</text:p>
          </table:table-cell>
          <table:table-cell table:style-name="ce25" table:formula="of:=SUM([.AW7:.AW49])" office:value-type="float" office:value="0">
            <text:p>0,0</text:p>
          </table:table-cell>
          <table:table-cell table:style-name="ce25" table:formula="of:=SUM([.AX7:.AX49])" office:value-type="float" office:value="0">
            <text:p>0,0</text:p>
          </table:table-cell>
          <table:table-cell table:style-name="ce25" table:formula="of:=SUM([.AY7:.AY49])" office:value-type="float" office:value="3">
            <text:p>3,0</text:p>
          </table:table-cell>
          <table:table-cell table:style-name="ce25" table:formula="of:=SUM([.AZ7:.AZ49])" office:value-type="float" office:value="8.5">
            <text:p>8,5</text:p>
          </table:table-cell>
          <table:table-cell table:style-name="ce25" table:formula="of:=SUM([.BA7:.BA49])" office:value-type="float" office:value="8">
            <text:p>8,0</text:p>
          </table:table-cell>
          <table:table-cell table:style-name="ce25" table:formula="of:=SUM([.BB7:.BB49])" office:value-type="float" office:value="9.5">
            <text:p>9,5</text:p>
          </table:table-cell>
          <table:table-cell table:style-name="ce25" table:formula="of:=SUM([.BC7:.BC49])" office:value-type="float" office:value="4.5">
            <text:p>4,5</text:p>
          </table:table-cell>
          <table:table-cell table:style-name="ce25" table:formula="of:=SUM([.BD7:.BD49])" office:value-type="float" office:value="0">
            <text:p>0,0</text:p>
          </table:table-cell>
          <table:table-cell table:style-name="ce25" table:formula="of:=SUM([.BE7:.BE49])" office:value-type="float" office:value="0.5">
            <text:p>0,5</text:p>
          </table:table-cell>
          <table:table-cell table:style-name="ce25" table:formula="of:=SUM([.BF7:.BF49])" office:value-type="float" office:value="4">
            <text:p>4,0</text:p>
          </table:table-cell>
          <table:table-cell table:style-name="ce25" table:formula="of:=SUM([.BG7:.BG49])" office:value-type="float" office:value="0">
            <text:p>0,0</text:p>
          </table:table-cell>
          <table:table-cell table:style-name="ce25" table:formula="of:=SUM([.BH7:.BH49])" office:value-type="float" office:value="0.5">
            <text:p>0,5</text:p>
          </table:table-cell>
          <table:table-cell table:style-name="ce25" table:formula="of:=SUM([.BI7:.BI49])" office:value-type="float" office:value="7.5">
            <text:p>7,5</text:p>
          </table:table-cell>
          <table:table-cell table:style-name="ce25" table:formula="of:=SUM([.BJ7:.BJ49])" office:value-type="float" office:value="8.5">
            <text:p>8,5</text:p>
          </table:table-cell>
          <table:table-cell table:style-name="ce25" table:formula="of:=SUM([.BK7:.BK49])" office:value-type="float" office:value="2.5">
            <text:p>2,5</text:p>
          </table:table-cell>
          <table:table-cell table:style-name="ce25" table:formula="of:=SUM([.BL7:.BL49])" office:value-type="float" office:value="1.5">
            <text:p>1,5</text:p>
          </table:table-cell>
          <table:table-cell table:style-name="ce25" table:formula="of:=SUM([.BM7:.BM49])" office:value-type="float" office:value="7.5">
            <text:p>7,5</text:p>
          </table:table-cell>
          <table:table-cell table:style-name="ce25" table:formula="of:=SUM([.BN7:.BN49])" office:value-type="float" office:value="3">
            <text:p>3,0</text:p>
          </table:table-cell>
          <table:table-cell table:style-name="ce25" table:formula="of:=SUM([.BO7:.BO49])" office:value-type="float" office:value="7">
            <text:p>7,0</text:p>
          </table:table-cell>
          <table:table-cell table:style-name="ce25" table:formula="of:=SUM([.BP7:.BP49])" office:value-type="float" office:value="10">
            <text:p>10,0</text:p>
          </table:table-cell>
          <table:table-cell table:style-name="ce25" table:formula="of:=SUM([.BQ7:.BQ49])" office:value-type="float" office:value="8">
            <text:p>8,0</text:p>
          </table:table-cell>
          <table:table-cell table:style-name="ce25" table:formula="of:=SUM([.BR7:.BR49])" office:value-type="float" office:value="0">
            <text:p>0,0</text:p>
          </table:table-cell>
          <table:table-cell table:style-name="ce25" table:formula="of:=SUM([.BS7:.BS49])" office:value-type="float" office:value="2">
            <text:p>2,0</text:p>
          </table:table-cell>
          <table:table-cell table:style-name="ce25" table:formula="of:=SUM([.BT7:.BT49])" office:value-type="float" office:value="7">
            <text:p>7,0</text:p>
          </table:table-cell>
          <table:table-cell table:style-name="ce25" table:formula="of:=SUM([.BU7:.BU49])" office:value-type="float" office:value="7.5">
            <text:p>7,5</text:p>
          </table:table-cell>
          <table:table-cell table:style-name="ce25" table:formula="of:=SUM([.BV7:.BV49])" office:value-type="float" office:value="4.5">
            <text:p>4,5</text:p>
          </table:table-cell>
          <table:table-cell table:style-name="ce25" table:formula="of:=SUM([.BW7:.BW49])" office:value-type="float" office:value="15">
            <text:p>15,0</text:p>
          </table:table-cell>
          <table:table-cell table:style-name="ce25" table:formula="of:=SUM([.BX7:.BX49])" office:value-type="float" office:value="11">
            <text:p>11,0</text:p>
          </table:table-cell>
          <table:table-cell table:style-name="ce25" table:formula="of:=SUM([.BY7:.BY49])" office:value-type="float" office:value="0">
            <text:p>0,0</text:p>
          </table:table-cell>
          <table:table-cell table:style-name="ce25" table:formula="of:=SUM([.BZ7:.BZ49])" office:value-type="float" office:value="0">
            <text:p>0,0</text:p>
          </table:table-cell>
          <table:table-cell table:style-name="ce25" table:formula="of:=SUM([.CA7:.CA49])" office:value-type="float" office:value="11">
            <text:p>11,0</text:p>
          </table:table-cell>
          <table:table-cell table:style-name="ce25" table:formula="of:=SUM([.CB7:.CB49])" office:value-type="float" office:value="8.5">
            <text:p>8,5</text:p>
          </table:table-cell>
          <table:table-cell table:style-name="ce25" table:formula="of:=SUM([.CC7:.CC49])" office:value-type="float" office:value="10">
            <text:p>10,0</text:p>
          </table:table-cell>
          <table:table-cell table:style-name="ce25" table:formula="of:=SUM([.CD7:.CD49])" office:value-type="float" office:value="7.5">
            <text:p>7,5</text:p>
          </table:table-cell>
          <table:table-cell table:style-name="ce25" table:formula="of:=SUM([.CE7:.CE49])" office:value-type="float" office:value="4">
            <text:p>4,0</text:p>
          </table:table-cell>
          <table:table-cell table:style-name="ce25" table:formula="of:=SUM([.CF7:.CF49])" office:value-type="float" office:value="0">
            <text:p>0,0</text:p>
          </table:table-cell>
          <table:table-cell table:style-name="ce25" table:formula="of:=SUM([.CG7:.CG49])" office:value-type="float" office:value="3.5">
            <text:p>3,5</text:p>
          </table:table-cell>
          <table:table-cell table:style-name="ce25" table:formula="of:=SUM([.CH7:.CH49])" office:value-type="float" office:value="8">
            <text:p>8,0</text:p>
          </table:table-cell>
          <table:table-cell table:style-name="ce25" table:formula="of:=SUM([.CI7:.CI49])" office:value-type="float" office:value="7">
            <text:p>7,0</text:p>
          </table:table-cell>
          <table:table-cell table:style-name="ce25" table:formula="of:=SUM([.CJ7:.CJ49])" office:value-type="float" office:value="10">
            <text:p>10,0</text:p>
          </table:table-cell>
          <table:table-cell table:style-name="ce25" table:formula="of:=SUM([.CK7:.CK49])" office:value-type="float" office:value="9.5">
            <text:p>9,5</text:p>
          </table:table-cell>
          <table:table-cell table:style-name="ce25" table:formula="of:=SUM([.CL7:.CL49])" office:value-type="float" office:value="7.5">
            <text:p>7,5</text:p>
          </table:table-cell>
          <table:table-cell table:style-name="ce25" table:formula="of:=SUM([.CM7:.CM49])" office:value-type="float" office:value="0">
            <text:p>0,0</text:p>
          </table:table-cell>
          <table:table-cell table:style-name="ce25" table:formula="of:=SUM([.CN7:.CN49])" office:value-type="float" office:value="1">
            <text:p>1,0</text:p>
          </table:table-cell>
          <table:table-cell table:style-name="ce25" table:formula="of:=SUM([.CO7:.CO49])" office:value-type="float" office:value="8.5">
            <text:p>8,5</text:p>
          </table:table-cell>
          <table:table-cell table:style-name="ce25" table:formula="of:=SUM([.CP7:.CP49])" office:value-type="float" office:value="5">
            <text:p>5,0</text:p>
          </table:table-cell>
          <table:table-cell table:style-name="ce25" table:formula="of:=SUM([.CQ7:.CQ49])" office:value-type="float" office:value="6.5">
            <text:p>6,5</text:p>
          </table:table-cell>
          <table:table-cell table:style-name="ce25" table:formula="of:=SUM([.CR7:.CR49])" office:value-type="float" office:value="7.5">
            <text:p>7,5</text:p>
          </table:table-cell>
          <table:table-cell table:style-name="ce25" table:formula="of:=SUM([.CS7:.CS49])" office:value-type="float" office:value="8.5">
            <text:p>8,5</text:p>
          </table:table-cell>
          <table:table-cell table:style-name="ce25" table:formula="of:=SUM([.CT7:.CT49])" office:value-type="float" office:value="3.5">
            <text:p>3,5</text:p>
          </table:table-cell>
          <table:table-cell table:style-name="ce25" table:formula="of:=SUM([.CU7:.CU49])" office:value-type="float" office:value="4">
            <text:p>4,0</text:p>
          </table:table-cell>
          <table:table-cell table:style-name="ce25" table:formula="of:=SUM([.CV7:.CV49])" office:value-type="float" office:value="8.5">
            <text:p>8,5</text:p>
          </table:table-cell>
          <table:table-cell table:style-name="ce25" table:formula="of:=SUM([.CW7:.CW49])" office:value-type="float" office:value="6">
            <text:p>6,0</text:p>
          </table:table-cell>
          <table:table-cell table:style-name="ce25" table:formula="of:=SUM([.CX7:.CX49])" office:value-type="float" office:value="9.5">
            <text:p>9,5</text:p>
          </table:table-cell>
          <table:table-cell table:style-name="ce25" table:formula="of:=SUM([.CY7:.CY49])" office:value-type="float" office:value="7.5">
            <text:p>7,5</text:p>
          </table:table-cell>
          <table:table-cell table:style-name="ce25" table:formula="of:=SUM([.CZ7:.CZ49])" office:value-type="float" office:value="9">
            <text:p>9,0</text:p>
          </table:table-cell>
          <table:table-cell table:style-name="ce25" table:formula="of:=SUM([.DA7:.DA49])" office:value-type="float" office:value="0.5">
            <text:p>0,5</text:p>
          </table:table-cell>
          <table:table-cell table:style-name="ce25" table:formula="of:=SUM([.DB7:.DB49])" office:value-type="float" office:value="2">
            <text:p>2,0</text:p>
          </table:table-cell>
          <table:table-cell table:style-name="ce25" table:formula="of:=SUM([.DC7:.DC49])" office:value-type="float" office:value="6.5">
            <text:p>6,5</text:p>
          </table:table-cell>
          <table:table-cell table:style-name="ce25" table:formula="of:=SUM([.DD7:.DD49])" office:value-type="float" office:value="9.5">
            <text:p>9,5</text:p>
          </table:table-cell>
          <table:table-cell table:style-name="ce25" table:formula="of:=SUM([.DE7:.DE49])" office:value-type="float" office:value="12">
            <text:p>12,0</text:p>
          </table:table-cell>
          <table:table-cell table:style-name="ce25" table:formula="of:=SUM([.DF7:.DF49])" office:value-type="float" office:value="6">
            <text:p>6,0</text:p>
          </table:table-cell>
          <table:table-cell table:style-name="ce25" table:formula="of:=SUM([.DG7:.DG49])" office:value-type="float" office:value="9.5">
            <text:p>9,5</text:p>
          </table:table-cell>
          <table:table-cell table:style-name="ce25" table:formula="of:=SUM([.DH7:.DH49])" office:value-type="float" office:value="4">
            <text:p>4,0</text:p>
          </table:table-cell>
          <table:table-cell table:style-name="ce25" table:formula="of:=SUM([.DI7:.DI49])" office:value-type="float" office:value="1">
            <text:p>1,0</text:p>
          </table:table-cell>
          <table:table-cell table:style-name="ce25" table:formula="of:=SUM([.DJ7:.DJ49])" office:value-type="float" office:value="8.5">
            <text:p>8,5</text:p>
          </table:table-cell>
          <table:table-cell table:style-name="ce25" table:formula="of:=SUM([.DK7:.DK49])" office:value-type="float" office:value="0">
            <text:p>0,0</text:p>
          </table:table-cell>
          <table:table-cell table:style-name="ce25" table:formula="of:=SUM([.DL7:.DL49])" office:value-type="float" office:value="9">
            <text:p>9,0</text:p>
          </table:table-cell>
          <table:table-cell table:style-name="ce25" table:formula="of:=SUM([.DM7:.DM49])" office:value-type="float" office:value="11">
            <text:p>11,0</text:p>
          </table:table-cell>
          <table:table-cell table:style-name="ce25" table:formula="of:=SUM([.DN7:.DN49])" office:value-type="float" office:value="10.5">
            <text:p>10,5</text:p>
          </table:table-cell>
          <table:table-cell table:style-name="ce25" table:formula="of:=SUM([.DO7:.DO49])" office:value-type="float" office:value="3.5">
            <text:p>3,5</text:p>
          </table:table-cell>
          <table:table-cell table:style-name="ce25" table:formula="of:=SUM([.DP7:.DP49])" office:value-type="float" office:value="3.5">
            <text:p>3,5</text:p>
          </table:table-cell>
          <table:table-cell table:style-name="ce25" table:formula="of:=SUM([.DQ7:.DQ49])" office:value-type="float" office:value="4">
            <text:p>4,0</text:p>
          </table:table-cell>
          <table:table-cell table:style-name="ce25" table:formula="of:=SUM([.DR7:.DR49])" office:value-type="float" office:value="5.5">
            <text:p>5,5</text:p>
          </table:table-cell>
          <table:table-cell table:style-name="ce25" table:formula="of:=SUM([.DS7:.DS49])" office:value-type="float" office:value="6.5">
            <text:p>6,5</text:p>
          </table:table-cell>
          <table:table-cell table:style-name="ce25" table:formula="of:=SUM([.DT7:.DT49])" office:value-type="float" office:value="8.5">
            <text:p>8,5</text:p>
          </table:table-cell>
          <table:table-cell table:style-name="ce25" table:formula="of:=SUM([.DU7:.DU49])" office:value-type="float" office:value="5.5">
            <text:p>5,5</text:p>
          </table:table-cell>
          <table:table-cell table:style-name="ce25" table:formula="of:=SUM([.DV7:.DV49])" office:value-type="float" office:value="1.5">
            <text:p>1,5</text:p>
          </table:table-cell>
          <table:table-cell table:style-name="ce25" table:formula="of:=SUM([.DW7:.DW49])" office:value-type="float" office:value="0">
            <text:p>0,0</text:p>
          </table:table-cell>
          <table:table-cell table:style-name="ce25" table:formula="of:=SUM([.DX7:.DX49])" office:value-type="float" office:value="7.5">
            <text:p>7,5</text:p>
          </table:table-cell>
          <table:table-cell table:style-name="ce25" table:formula="of:=SUM([.DY7:.DY49])" office:value-type="float" office:value="11">
            <text:p>11,0</text:p>
          </table:table-cell>
          <table:table-cell table:style-name="ce25" table:formula="of:=SUM([.DZ7:.DZ49])" office:value-type="float" office:value="10.5">
            <text:p>10,5</text:p>
          </table:table-cell>
          <table:table-cell table:style-name="ce25" table:formula="of:=SUM([.EA7:.EA49])" office:value-type="float" office:value="10">
            <text:p>10,0</text:p>
          </table:table-cell>
          <table:table-cell table:style-name="ce25" table:formula="of:=SUM([.EB7:.EB49])" office:value-type="float" office:value="11.5">
            <text:p>11,5</text:p>
          </table:table-cell>
          <table:table-cell table:style-name="ce25" table:formula="of:=SUM([.EC7:.EC49])" office:value-type="float" office:value="4">
            <text:p>4,0</text:p>
          </table:table-cell>
          <table:table-cell table:style-name="ce25" table:formula="of:=SUM([.ED7:.ED49])" office:value-type="float" office:value="2">
            <text:p>2,0</text:p>
          </table:table-cell>
          <table:table-cell table:style-name="ce25" table:formula="of:=SUM([.EE7:.EE49])" office:value-type="float" office:value="8">
            <text:p>8,0</text:p>
          </table:table-cell>
          <table:table-cell table:style-name="ce25" table:formula="of:=SUM([.EF7:.EF49])" office:value-type="float" office:value="7.5">
            <text:p>7,5</text:p>
          </table:table-cell>
          <table:table-cell table:style-name="ce25" table:formula="of:=SUM([.EG7:.EG49])" office:value-type="float" office:value="11">
            <text:p>11,0</text:p>
          </table:table-cell>
          <table:table-cell table:style-name="ce25" table:formula="of:=SUM([.EH7:.EH49])" office:value-type="float" office:value="8.5">
            <text:p>8,5</text:p>
          </table:table-cell>
          <table:table-cell table:style-name="ce25" table:formula="of:=SUM([.EI7:.EI49])" office:value-type="float" office:value="10">
            <text:p>10,0</text:p>
          </table:table-cell>
          <table:table-cell table:style-name="ce25" table:formula="of:=SUM([.EJ7:.EJ49])" office:value-type="float" office:value="0.5">
            <text:p>0,5</text:p>
          </table:table-cell>
          <table:table-cell table:style-name="ce25" table:formula="of:=SUM([.EK7:.EK49])" office:value-type="float" office:value="0">
            <text:p>0,0</text:p>
          </table:table-cell>
          <table:table-cell table:style-name="ce25" table:formula="of:=SUM([.EL7:.EL49])" office:value-type="float" office:value="1.5">
            <text:p>1,5</text:p>
          </table:table-cell>
          <table:table-cell table:style-name="ce25" table:formula="of:=SUM([.EM7:.EM49])" office:value-type="float" office:value="4.5">
            <text:p>4,5</text:p>
          </table:table-cell>
          <table:table-cell table:style-name="ce25" table:formula="of:=SUM([.EN7:.EN49])" office:value-type="float" office:value="6.5">
            <text:p>6,5</text:p>
          </table:table-cell>
          <table:table-cell table:style-name="ce25" table:formula="of:=SUM([.EO7:.EO49])" office:value-type="float" office:value="8">
            <text:p>8,0</text:p>
          </table:table-cell>
          <table:table-cell table:style-name="ce25" table:formula="of:=SUM([.EP7:.EP49])" office:value-type="float" office:value="0.5">
            <text:p>0,5</text:p>
          </table:table-cell>
          <table:table-cell table:style-name="ce25" table:formula="of:=SUM([.EQ7:.EQ49])" office:value-type="float" office:value="1">
            <text:p>1,0</text:p>
          </table:table-cell>
          <table:table-cell table:style-name="ce25" table:formula="of:=SUM([.ER7:.ER49])" office:value-type="float" office:value="2.5">
            <text:p>2,5</text:p>
          </table:table-cell>
          <table:table-cell table:style-name="ce25" table:formula="of:=SUM([.ES7:.ES49])" office:value-type="float" office:value="0">
            <text:p>0,0</text:p>
          </table:table-cell>
          <table:table-cell table:style-name="ce25" table:formula="of:=SUM([.ET7:.ET49])" office:value-type="float" office:value="5">
            <text:p>5,0</text:p>
          </table:table-cell>
          <table:table-cell table:style-name="ce25" table:formula="of:=SUM([.EU7:.EU49])" office:value-type="float" office:value="5.5">
            <text:p>5,5</text:p>
          </table:table-cell>
          <table:table-cell table:style-name="ce25" table:formula="of:=SUM([.EV7:.EV49])" office:value-type="float" office:value="8.5">
            <text:p>8,5</text:p>
          </table:table-cell>
          <table:table-cell table:style-name="ce25" table:formula="of:=SUM([.EW7:.EW49])" office:value-type="float" office:value="9">
            <text:p>9,0</text:p>
          </table:table-cell>
          <table:table-cell table:style-name="ce25" table:formula="of:=SUM([.EX7:.EX49])" office:value-type="float" office:value="0">
            <text:p>0,0</text:p>
          </table:table-cell>
          <table:table-cell table:style-name="ce25" table:formula="of:=SUM([.EY7:.EY49])" office:value-type="float" office:value="0">
            <text:p>0,0</text:p>
          </table:table-cell>
          <table:table-cell table:style-name="ce25" table:formula="of:=SUM([.EZ7:.EZ49])" office:value-type="float" office:value="5.5">
            <text:p>5,5</text:p>
          </table:table-cell>
          <table:table-cell table:style-name="ce25" table:formula="of:=SUM([.FA7:.FA49])" office:value-type="float" office:value="9.5">
            <text:p>9,5</text:p>
          </table:table-cell>
          <table:table-cell table:style-name="ce25" table:formula="of:=SUM([.FB7:.FB49])" office:value-type="float" office:value="10.5">
            <text:p>10,5</text:p>
          </table:table-cell>
          <table:table-cell table:style-name="ce25" table:formula="of:=SUM([.FC7:.FC49])" office:value-type="float" office:value="8">
            <text:p>8,0</text:p>
          </table:table-cell>
          <table:table-cell table:style-name="ce25" table:formula="of:=SUM([.FD7:.FD49])" office:value-type="float" office:value="6">
            <text:p>6,0</text:p>
          </table:table-cell>
          <table:table-cell table:style-name="ce25" table:formula="of:=SUM([.FE7:.FE49])" office:value-type="float" office:value="1">
            <text:p>1,0</text:p>
          </table:table-cell>
          <table:table-cell table:style-name="ce25" table:formula="of:=SUM([.FF7:.FF49])" office:value-type="float" office:value="8">
            <text:p>8,0</text:p>
          </table:table-cell>
          <table:table-cell table:style-name="ce25" table:formula="of:=SUM([.FG7:.FG49])" office:value-type="float" office:value="6">
            <text:p>6,0</text:p>
          </table:table-cell>
          <table:table-cell table:style-name="ce25" table:formula="of:=SUM([.FH7:.FH49])" office:value-type="float" office:value="9.5">
            <text:p>9,5</text:p>
          </table:table-cell>
          <table:table-cell table:style-name="ce25" table:formula="of:=SUM([.FI7:.FI49])" office:value-type="float" office:value="6.5">
            <text:p>6,5</text:p>
          </table:table-cell>
          <table:table-cell table:style-name="ce25" table:formula="of:=SUM([.FJ7:.FJ49])" office:value-type="float" office:value="9">
            <text:p>9,0</text:p>
          </table:table-cell>
          <table:table-cell table:style-name="ce25" table:formula="of:=SUM([.FK7:.FK49])" office:value-type="float" office:value="7.5">
            <text:p>7,5</text:p>
          </table:table-cell>
          <table:table-cell table:style-name="ce25" table:formula="of:=SUM([.FL7:.FL49])" office:value-type="float" office:value="3">
            <text:p>3,0</text:p>
          </table:table-cell>
          <table:table-cell table:style-name="ce25" table:formula="of:=SUM([.FM7:.FM49])" office:value-type="float" office:value="0">
            <text:p>0,0</text:p>
          </table:table-cell>
          <table:table-cell table:style-name="ce25" table:formula="of:=SUM([.FN7:.FN49])" office:value-type="float" office:value="4.5">
            <text:p>4,5</text:p>
          </table:table-cell>
          <table:table-cell table:style-name="ce25" table:formula="of:=SUM([.FO7:.FO49])" office:value-type="float" office:value="10">
            <text:p>10,0</text:p>
          </table:table-cell>
          <table:table-cell table:style-name="ce25" table:formula="of:=SUM([.FP7:.FP49])" office:value-type="float" office:value="2">
            <text:p>2,0</text:p>
          </table:table-cell>
          <table:table-cell table:style-name="ce25" table:formula="of:=SUM([.FQ7:.FQ49])" office:value-type="float" office:value="9">
            <text:p>9,0</text:p>
          </table:table-cell>
          <table:table-cell table:style-name="ce25" table:formula="of:=SUM([.FR7:.FR49])" office:value-type="float" office:value="7.5">
            <text:p>7,5</text:p>
          </table:table-cell>
          <table:table-cell table:style-name="ce25" table:formula="of:=SUM([.FS7:.FS49])" office:value-type="float" office:value="1.5">
            <text:p>1,5</text:p>
          </table:table-cell>
          <table:table-cell table:style-name="ce25" table:formula="of:=SUM([.FT7:.FT49])" office:value-type="float" office:value="3">
            <text:p>3,0</text:p>
          </table:table-cell>
          <table:table-cell table:style-name="ce25" table:formula="of:=SUM([.FU7:.FU49])" office:value-type="float" office:value="9">
            <text:p>9,0</text:p>
          </table:table-cell>
          <table:table-cell table:style-name="ce25" table:formula="of:=SUM([.FV7:.FV49])" office:value-type="float" office:value="5.5">
            <text:p>5,5</text:p>
          </table:table-cell>
          <table:table-cell table:style-name="ce25" table:formula="of:=SUM([.FW7:.FW49])" office:value-type="float" office:value="10.5">
            <text:p>10,5</text:p>
          </table:table-cell>
          <table:table-cell table:style-name="ce25" table:formula="of:=SUM([.FX7:.FX49])" office:value-type="float" office:value="9.5">
            <text:p>9,5</text:p>
          </table:table-cell>
          <table:table-cell table:style-name="ce25" table:formula="of:=SUM([.FY7:.FY49])" office:value-type="float" office:value="5.5">
            <text:p>5,5</text:p>
          </table:table-cell>
          <table:table-cell table:style-name="ce25" table:formula="of:=SUM([.FZ7:.FZ49])" office:value-type="float" office:value="0.5">
            <text:p>0,5</text:p>
          </table:table-cell>
          <table:table-cell table:style-name="ce25" table:formula="of:=SUM([.GA7:.GA49])" office:value-type="float" office:value="0">
            <text:p>0,0</text:p>
          </table:table-cell>
          <table:table-cell table:style-name="ce25" table:formula="of:=SUM([.GB7:.GB49])" office:value-type="float" office:value="7">
            <text:p>7,0</text:p>
          </table:table-cell>
          <table:table-cell table:style-name="ce25" table:formula="of:=SUM([.GC7:.GC49])" office:value-type="float" office:value="6">
            <text:p>6,0</text:p>
          </table:table-cell>
          <table:table-cell table:style-name="ce25" table:formula="of:=SUM([.GD7:.GD49])" office:value-type="float" office:value="7.5">
            <text:p>7,5</text:p>
          </table:table-cell>
          <table:table-cell table:style-name="ce25" table:formula="of:=SUM([.GE7:.GE49])" office:value-type="float" office:value="12">
            <text:p>12,0</text:p>
          </table:table-cell>
          <table:table-cell table:style-name="ce25" table:formula="of:=SUM([.GF7:.GF49])" office:value-type="float" office:value="8.5">
            <text:p>8,5</text:p>
          </table:table-cell>
          <table:table-cell table:style-name="ce25" table:formula="of:=SUM([.GG7:.GG49])" office:value-type="float" office:value="1">
            <text:p>1,0</text:p>
          </table:table-cell>
          <table:table-cell table:style-name="ce25" table:formula="of:=SUM([.GH7:.GH49])" office:value-type="float" office:value="1">
            <text:p>1,0</text:p>
          </table:table-cell>
          <table:table-cell table:style-name="ce25" table:formula="of:=SUM([.GI7:.GI49])" office:value-type="float" office:value="7">
            <text:p>7,0</text:p>
          </table:table-cell>
          <table:table-cell table:style-name="ce25" table:formula="of:=SUM([.GJ7:.GJ49])" office:value-type="float" office:value="7">
            <text:p>7,0</text:p>
          </table:table-cell>
          <table:table-cell table:style-name="ce25" table:formula="of:=SUM([.GK7:.GK49])" office:value-type="float" office:value="2">
            <text:p>2,0</text:p>
          </table:table-cell>
          <table:table-cell table:style-name="ce25" table:formula="of:=SUM([.GL7:.GL49])" office:value-type="float" office:value="10">
            <text:p>10,0</text:p>
          </table:table-cell>
          <table:table-cell table:style-name="ce25" table:formula="of:=SUM([.GM7:.GM49])" office:value-type="float" office:value="9">
            <text:p>9,0</text:p>
          </table:table-cell>
          <table:table-cell table:style-name="ce25" table:formula="of:=SUM([.GN7:.GN49])" office:value-type="float" office:value="1">
            <text:p>1,0</text:p>
          </table:table-cell>
          <table:table-cell table:style-name="ce25" table:formula="of:=SUM([.GO7:.GO49])" office:value-type="float" office:value="2.5">
            <text:p>2,5</text:p>
          </table:table-cell>
          <table:table-cell table:style-name="ce25" table:formula="of:=SUM([.GP7:.GP49])" office:value-type="float" office:value="11">
            <text:p>11,0</text:p>
          </table:table-cell>
          <table:table-cell table:style-name="ce25" table:formula="of:=SUM([.GQ7:.GQ49])" office:value-type="float" office:value="8">
            <text:p>8,0</text:p>
          </table:table-cell>
          <table:table-cell table:style-name="ce25" table:formula="of:=SUM([.GR7:.GR49])" office:value-type="float" office:value="8.5">
            <text:p>8,5</text:p>
          </table:table-cell>
          <table:table-cell table:style-name="ce25" table:formula="of:=SUM([.GS7:.GS49])" office:value-type="float" office:value="9">
            <text:p>9,0</text:p>
          </table:table-cell>
          <table:table-cell table:style-name="ce25" table:formula="of:=SUM([.GT7:.GT49])" office:value-type="float" office:value="9.5">
            <text:p>9,5</text:p>
          </table:table-cell>
          <table:table-cell table:style-name="ce25" table:formula="of:=SUM([.GU7:.GU49])" office:value-type="float" office:value="2.5">
            <text:p>2,5</text:p>
          </table:table-cell>
          <table:table-cell table:style-name="ce25" table:formula="of:=SUM([.GV7:.GV49])" office:value-type="float" office:value="0">
            <text:p>0,0</text:p>
          </table:table-cell>
          <table:table-cell table:style-name="ce25" table:formula="of:=SUM([.GW7:.GW49])" office:value-type="float" office:value="8">
            <text:p>8,0</text:p>
          </table:table-cell>
          <table:table-cell table:style-name="ce25" table:formula="of:=SUM([.GX7:.GX49])" office:value-type="float" office:value="5">
            <text:p>5,0</text:p>
          </table:table-cell>
          <table:table-cell table:style-name="ce25" table:formula="of:=SUM([.GY7:.GY49])" office:value-type="float" office:value="8">
            <text:p>8,0</text:p>
          </table:table-cell>
          <table:table-cell table:style-name="ce25" table:formula="of:=SUM([.GZ7:.GZ49])" office:value-type="float" office:value="8">
            <text:p>8,0</text:p>
          </table:table-cell>
          <table:table-cell table:style-name="ce25" table:formula="of:=SUM([.HA7:.HA49])" office:value-type="float" office:value="7">
            <text:p>7,0</text:p>
          </table:table-cell>
          <table:table-cell table:style-name="ce25" table:formula="of:=SUM([.HB7:.HB49])" office:value-type="float" office:value="1">
            <text:p>1,0</text:p>
          </table:table-cell>
          <table:table-cell table:style-name="ce25" table:formula="of:=SUM([.HC7:.HC49])" office:value-type="float" office:value="0">
            <text:p>0,0</text:p>
          </table:table-cell>
          <table:table-cell table:style-name="ce25" table:formula="of:=SUM([.HD7:.HD49])" office:value-type="float" office:value="7.5">
            <text:p>7,5</text:p>
          </table:table-cell>
          <table:table-cell table:style-name="ce25" table:formula="of:=SUM([.HE7:.HE49])" office:value-type="float" office:value="8">
            <text:p>8,0</text:p>
          </table:table-cell>
          <table:table-cell table:style-name="ce25" table:formula="of:=SUM([.HF7:.HF49])" office:value-type="float" office:value="9">
            <text:p>9,0</text:p>
          </table:table-cell>
          <table:table-cell table:style-name="ce25" table:formula="of:=SUM([.HG7:.HG49])" office:value-type="float" office:value="9">
            <text:p>9,0</text:p>
          </table:table-cell>
          <table:table-cell table:style-name="ce25" table:formula="of:=SUM([.HH7:.HH49])" office:value-type="float" office:value="9.5">
            <text:p>9,5</text:p>
          </table:table-cell>
          <table:table-cell table:style-name="ce25" table:formula="of:=SUM([.HI7:.HI49])" office:value-type="float" office:value="1">
            <text:p>1,0</text:p>
          </table:table-cell>
          <table:table-cell table:style-name="ce25" table:formula="of:=SUM([.HJ7:.HJ49])" office:value-type="float" office:value="0">
            <text:p>0,0</text:p>
          </table:table-cell>
          <table:table-cell table:style-name="ce25" table:formula="of:=SUM([.HK7:.HK49])" office:value-type="float" office:value="7.5">
            <text:p>7,5</text:p>
          </table:table-cell>
          <table:table-cell table:style-name="ce25" table:formula="of:=SUM([.HL7:.HL49])" office:value-type="float" office:value="8.5">
            <text:p>8,5</text:p>
          </table:table-cell>
          <table:table-cell table:style-name="ce25" table:formula="of:=SUM([.HM7:.HM49])" office:value-type="float" office:value="8">
            <text:p>8,0</text:p>
          </table:table-cell>
          <table:table-cell table:style-name="ce25" table:formula="of:=SUM([.HN7:.HN49])" office:value-type="float" office:value="10">
            <text:p>10,0</text:p>
          </table:table-cell>
          <table:table-cell table:style-name="ce25" table:formula="of:=SUM([.HO7:.HO49])" office:value-type="float" office:value="8.5">
            <text:p>8,5</text:p>
          </table:table-cell>
          <table:table-cell table:style-name="ce25" table:formula="of:=SUM([.HP7:.HP49])" office:value-type="float" office:value="3.5">
            <text:p>3,5</text:p>
          </table:table-cell>
          <table:table-cell table:style-name="ce25" table:formula="of:=SUM([.HQ7:.HQ49])" office:value-type="float" office:value="0">
            <text:p>0,0</text:p>
          </table:table-cell>
          <table:table-cell table:style-name="ce25" table:formula="of:=SUM([.HR7:.HR49])" office:value-type="float" office:value="6.5">
            <text:p>6,5</text:p>
          </table:table-cell>
          <table:table-cell table:style-name="ce25" table:formula="of:=SUM([.HS7:.HS49])" office:value-type="float" office:value="10.5">
            <text:p>10,5</text:p>
          </table:table-cell>
          <table:table-cell table:style-name="ce25" table:formula="of:=SUM([.HT7:.HT49])" office:value-type="float" office:value="5">
            <text:p>5,0</text:p>
          </table:table-cell>
          <table:table-cell table:style-name="ce25" table:formula="of:=SUM([.HU7:.HU49])" office:value-type="float" office:value="9">
            <text:p>9,0</text:p>
          </table:table-cell>
          <table:table-cell table:style-name="ce25" table:formula="of:=SUM([.HV7:.HV49])" office:value-type="float" office:value="5">
            <text:p>5,0</text:p>
          </table:table-cell>
          <table:table-cell table:style-name="ce25" table:formula="of:=SUM([.HW7:.HW49])" office:value-type="float" office:value="0">
            <text:p>0,0</text:p>
          </table:table-cell>
          <table:table-cell table:style-name="ce25" table:formula="of:=SUM([.HX7:.HX49])" office:value-type="float" office:value="3.5">
            <text:p>3,5</text:p>
          </table:table-cell>
          <table:table-cell table:style-name="ce25" table:formula="of:=SUM([.HY7:.HY49])" office:value-type="float" office:value="7">
            <text:p>7,0</text:p>
          </table:table-cell>
          <table:table-cell table:style-name="ce25" table:formula="of:=SUM([.HZ7:.HZ49])" office:value-type="float" office:value="11">
            <text:p>11,0</text:p>
          </table:table-cell>
          <table:table-cell table:style-name="ce25" table:formula="of:=SUM([.IA7:.IA49])" office:value-type="float" office:value="9.5">
            <text:p>9,5</text:p>
          </table:table-cell>
          <table:table-cell table:style-name="ce25" table:formula="of:=SUM([.IB7:.IB49])" office:value-type="float" office:value="8.5">
            <text:p>8,5</text:p>
          </table:table-cell>
          <table:table-cell table:style-name="ce25" table:formula="of:=SUM([.IC7:.IC49])" office:value-type="float" office:value="7.5">
            <text:p>7,5</text:p>
          </table:table-cell>
          <table:table-cell table:style-name="ce25" table:formula="of:=SUM([.ID7:.ID49])" office:value-type="float" office:value="0">
            <text:p>0,0</text:p>
          </table:table-cell>
          <table:table-cell table:style-name="ce25" table:formula="of:=SUM([.IE7:.IE49])" office:value-type="float" office:value="0">
            <text:p>0,0</text:p>
          </table:table-cell>
          <table:table-cell table:style-name="ce25" table:formula="of:=SUM([.IF7:.IF49])" office:value-type="float" office:value="9">
            <text:p>9,0</text:p>
          </table:table-cell>
          <table:table-cell table:style-name="ce25" table:formula="of:=SUM([.IG7:.IG49])" office:value-type="float" office:value="10.5">
            <text:p>10,5</text:p>
          </table:table-cell>
          <table:table-cell table:style-name="ce25" table:formula="of:=SUM([.IH7:.IH49])" office:value-type="float" office:value="7.5">
            <text:p>7,5</text:p>
          </table:table-cell>
          <table:table-cell table:style-name="ce25" table:formula="of:=SUM([.II7:.II49])" office:value-type="float" office:value="10">
            <text:p>10,0</text:p>
          </table:table-cell>
          <table:table-cell table:style-name="ce25" table:formula="of:=SUM([.IJ7:.IJ49])" office:value-type="float" office:value="8.5">
            <text:p>8,5</text:p>
          </table:table-cell>
          <table:table-cell table:style-name="ce25" table:formula="of:=SUM([.IK7:.IK49])" office:value-type="float" office:value="0">
            <text:p>0,0</text:p>
          </table:table-cell>
          <table:table-cell table:style-name="ce25" table:formula="of:=SUM([.IL7:.IL49])" office:value-type="float" office:value="0.5">
            <text:p>0,5</text:p>
          </table:table-cell>
          <table:table-cell table:style-name="ce25" table:formula="of:=SUM([.IM7:.IM49])" office:value-type="float" office:value="7.5">
            <text:p>7,5</text:p>
          </table:table-cell>
          <table:table-cell table:style-name="ce25" table:formula="of:=SUM([.IN7:.IN49])" office:value-type="float" office:value="10">
            <text:p>10,0</text:p>
          </table:table-cell>
          <table:table-cell table:style-name="ce25" table:formula="of:=SUM([.IO7:.IO49])" office:value-type="float" office:value="10.5">
            <text:p>10,5</text:p>
          </table:table-cell>
          <table:table-cell table:style-name="ce25" table:formula="of:=SUM([.IP7:.IP49])" office:value-type="float" office:value="8.5">
            <text:p>8,5</text:p>
          </table:table-cell>
          <table:table-cell table:style-name="ce25" table:formula="of:=SUM([.IQ7:.IQ49])" office:value-type="float" office:value="7.5">
            <text:p>7,5</text:p>
          </table:table-cell>
          <table:table-cell table:style-name="ce25" table:formula="of:=SUM([.IR7:.IR49])" office:value-type="float" office:value="0">
            <text:p>0,0</text:p>
          </table:table-cell>
          <table:table-cell table:style-name="ce25" table:formula="of:=SUM([.IS7:.IS49])" office:value-type="float" office:value="0">
            <text:p>0,0</text:p>
          </table:table-cell>
          <table:table-cell table:style-name="ce25" table:formula="of:=SUM([.IT7:.IT49])" office:value-type="float" office:value="8.5">
            <text:p>8,5</text:p>
          </table:table-cell>
          <table:table-cell table:style-name="ce25" table:formula="of:=SUM([.IU7:.IU49])" office:value-type="float" office:value="7.5">
            <text:p>7,5</text:p>
          </table:table-cell>
          <table:table-cell table:style-name="ce25" table:formula="of:=SUM([.IV7:.IV49])" office:value-type="float" office:value="6.5">
            <text:p>6,5</text:p>
          </table:table-cell>
          <table:table-cell table:style-name="ce25" table:formula="of:=SUM([.IW7:.IW49])" office:value-type="float" office:value="2">
            <text:p>2,0</text:p>
          </table:table-cell>
          <table:table-cell table:style-name="ce25" table:formula="of:=SUM([.IX7:.IX49])" office:value-type="float" office:value="5.5">
            <text:p>5,5</text:p>
          </table:table-cell>
          <table:table-cell table:style-name="ce25" table:formula="of:=SUM([.IY7:.IY49])" office:value-type="float" office:value="13.5">
            <text:p>13,5</text:p>
          </table:table-cell>
          <table:table-cell table:style-name="ce25" table:formula="of:=SUM([.IZ7:.IZ49])" office:value-type="float" office:value="8.5">
            <text:p>8,5</text:p>
          </table:table-cell>
          <table:table-cell table:style-name="ce25" table:formula="of:=SUM([.JA7:.JA49])" office:value-type="float" office:value="9.5">
            <text:p>9,5</text:p>
          </table:table-cell>
          <table:table-cell table:style-name="ce25" table:formula="of:=SUM([.JB7:.JB49])" office:value-type="float" office:value="8.5">
            <text:p>8,5</text:p>
          </table:table-cell>
          <table:table-cell table:style-name="ce25" table:formula="of:=SUM([.JC7:.JC49])" office:value-type="float" office:value="9">
            <text:p>9,0</text:p>
          </table:table-cell>
          <table:table-cell table:style-name="ce25" table:formula="of:=SUM([.JD7:.JD49])" office:value-type="float" office:value="10.5">
            <text:p>10,5</text:p>
          </table:table-cell>
          <table:table-cell table:style-name="ce25" table:formula="of:=SUM([.JE7:.JE49])" office:value-type="float" office:value="3">
            <text:p>3,0</text:p>
          </table:table-cell>
          <table:table-cell table:style-name="ce25" table:formula="of:=SUM([.JF7:.JF49])" office:value-type="float" office:value="0">
            <text:p>0,0</text:p>
          </table:table-cell>
          <table:table-cell table:style-name="ce25" table:formula="of:=SUM([.JG7:.JG49])" office:value-type="float" office:value="0">
            <text:p>0,0</text:p>
          </table:table-cell>
          <table:table-cell table:style-name="ce25" table:formula="of:=SUM([.JH7:.JH49])" office:value-type="float" office:value="0">
            <text:p>0,0</text:p>
          </table:table-cell>
          <table:table-cell table:style-name="ce25" table:formula="of:=SUM([.JI7:.JI49])" office:value-type="float" office:value="0">
            <text:p>0,0</text:p>
          </table:table-cell>
          <table:table-cell table:style-name="ce25" table:formula="of:=SUM([.JJ7:.JJ49])" office:value-type="float" office:value="0">
            <text:p>0,0</text:p>
          </table:table-cell>
          <table:table-cell table:style-name="ce25" table:formula="of:=SUM([.JK7:.JK49])" office:value-type="float" office:value="0">
            <text:p>0,0</text:p>
          </table:table-cell>
          <table:table-cell table:style-name="ce25" table:formula="of:=SUM([.JL7:.JL49])" office:value-type="float" office:value="0">
            <text:p>0,0</text:p>
          </table:table-cell>
          <table:table-cell table:style-name="ce25" table:formula="of:=SUM([.JM7:.JM49])" office:value-type="float" office:value="0">
            <text:p>0,0</text:p>
          </table:table-cell>
          <table:table-cell table:style-name="ce25" table:formula="of:=SUM([.JN7:.JN49])" office:value-type="float" office:value="0">
            <text:p>0,0</text:p>
          </table:table-cell>
          <table:table-cell table:style-name="ce25" table:formula="of:=SUM([.JO7:.JO49])" office:value-type="float" office:value="0">
            <text:p>0,0</text:p>
          </table:table-cell>
          <table:table-cell table:style-name="ce25" table:formula="of:=SUM([.JP7:.JP49])" office:value-type="float" office:value="0">
            <text:p>0,0</text:p>
          </table:table-cell>
          <table:table-cell table:style-name="ce25" table:formula="of:=SUM([.JQ7:.JQ49])" office:value-type="float" office:value="0">
            <text:p>0,0</text:p>
          </table:table-cell>
          <table:table-cell table:style-name="ce25" table:formula="of:=SUM([.JR7:.JR49])" office:value-type="float" office:value="0">
            <text:p>0,0</text:p>
          </table:table-cell>
          <table:table-cell table:style-name="ce25" table:formula="of:=SUM([.JS7:.JS49])" office:value-type="float" office:value="0">
            <text:p>0,0</text:p>
          </table:table-cell>
          <table:table-cell table:style-name="ce25" table:formula="of:=SUM([.JT7:.JT49])" office:value-type="float" office:value="0.5">
            <text:p>0,5</text:p>
          </table:table-cell>
          <table:table-cell table:style-name="ce25" table:formula="of:=SUM([.JU7:.JU49])" office:value-type="float" office:value="0">
            <text:p>0,0</text:p>
          </table:table-cell>
          <table:table-cell table:style-name="ce25" table:formula="of:=SUM([.JV7:.JV49])" office:value-type="float" office:value="8">
            <text:p>8,0</text:p>
          </table:table-cell>
          <table:table-cell table:style-name="ce25" table:formula="of:=SUM([.JW7:.JW49])" office:value-type="float" office:value="0.5">
            <text:p>0,5</text:p>
          </table:table-cell>
          <table:table-cell table:style-name="ce25" table:formula="of:=SUM([.JX7:.JX49])" office:value-type="float" office:value="4.5">
            <text:p>4,5</text:p>
          </table:table-cell>
          <table:table-cell table:style-name="ce25" table:formula="of:=SUM([.JY7:.JY49])" office:value-type="float" office:value="10">
            <text:p>10,0</text:p>
          </table:table-cell>
          <table:table-cell table:style-name="ce25" table:formula="of:=SUM([.JZ7:.JZ49])" office:value-type="float" office:value="6.5">
            <text:p>6,5</text:p>
          </table:table-cell>
          <table:table-cell table:style-name="ce25" table:formula="of:=SUM([.KA7:.KA49])" office:value-type="float" office:value="0">
            <text:p>0,0</text:p>
          </table:table-cell>
          <table:table-cell table:style-name="ce25" table:formula="of:=SUM([.KB7:.KB49])" office:value-type="float" office:value="0">
            <text:p>0,0</text:p>
          </table:table-cell>
          <table:table-cell table:style-name="ce25" table:formula="of:=SUM([.KC7:.KC49])" office:value-type="float" office:value="8">
            <text:p>8,0</text:p>
          </table:table-cell>
          <table:table-cell table:style-name="ce25" table:formula="of:=SUM([.KD7:.KD49])" office:value-type="float" office:value="6">
            <text:p>6,0</text:p>
          </table:table-cell>
          <table:table-cell table:style-name="ce25" table:formula="of:=SUM([.KE7:.KE49])" office:value-type="float" office:value="11.5">
            <text:p>11,5</text:p>
          </table:table-cell>
          <table:table-cell table:style-name="ce25" table:formula="of:=SUM([.KF7:.KF49])" office:value-type="float" office:value="0">
            <text:p>0,0</text:p>
          </table:table-cell>
          <table:table-cell table:style-name="ce25" table:formula="of:=SUM([.KG7:.KG49])" office:value-type="float" office:value="0">
            <text:p>0,0</text:p>
          </table:table-cell>
          <table:table-cell table:style-name="ce25" table:formula="of:=SUM([.KH7:.KH49])" office:value-type="float" office:value="0">
            <text:p>0,0</text:p>
          </table:table-cell>
          <table:table-cell table:style-name="ce25" table:formula="of:=SUM([.KI7:.KI49])" office:value-type="float" office:value="0">
            <text:p>0,0</text:p>
          </table:table-cell>
          <table:table-cell table:style-name="ce25" table:formula="of:=SUM([.KJ7:.KJ49])" office:value-type="float" office:value="2">
            <text:p>2,0</text:p>
          </table:table-cell>
          <table:table-cell table:style-name="ce25" table:formula="of:=SUM([.KK7:.KK49])" office:value-type="float" office:value="8.5">
            <text:p>8,5</text:p>
          </table:table-cell>
          <table:table-cell table:style-name="ce25" table:formula="of:=SUM([.KL7:.KL49])" office:value-type="float" office:value="7.5">
            <text:p>7,5</text:p>
          </table:table-cell>
          <table:table-cell table:style-name="ce25" table:formula="of:=SUM([.KM7:.KM49])" office:value-type="float" office:value="6">
            <text:p>6,0</text:p>
          </table:table-cell>
          <table:table-cell table:style-name="ce25" table:formula="of:=SUM([.KN7:.KN49])" office:value-type="float" office:value="5">
            <text:p>5,0</text:p>
          </table:table-cell>
          <table:table-cell table:style-name="ce25" table:formula="of:=SUM([.KO7:.KO49])" office:value-type="float" office:value="0">
            <text:p>0,0</text:p>
          </table:table-cell>
          <table:table-cell table:style-name="ce25" table:formula="of:=SUM([.KP7:.KP49])" office:value-type="float" office:value="0">
            <text:p>0,0</text:p>
          </table:table-cell>
          <table:table-cell table:style-name="ce25" table:formula="of:=SUM([.KQ7:.KQ49])" office:value-type="float" office:value="5.5">
            <text:p>5,5</text:p>
          </table:table-cell>
          <table:table-cell table:style-name="ce25" table:formula="of:=SUM([.KR7:.KR49])" office:value-type="float" office:value="7">
            <text:p>7,0</text:p>
          </table:table-cell>
          <table:table-cell table:style-name="ce25" table:formula="of:=SUM([.KS7:.KS49])" office:value-type="float" office:value="0">
            <text:p>0,0</text:p>
          </table:table-cell>
          <table:table-cell table:style-name="ce25" table:formula="of:=SUM([.KT7:.KT49])" office:value-type="float" office:value="5.5">
            <text:p>5,5</text:p>
          </table:table-cell>
          <table:table-cell table:style-name="ce25" table:formula="of:=SUM([.KU7:.KU49])" office:value-type="float" office:value="6">
            <text:p>6,0</text:p>
          </table:table-cell>
          <table:table-cell table:style-name="ce25" table:formula="of:=SUM([.KV7:.KV49])" office:value-type="float" office:value="0">
            <text:p>0,0</text:p>
          </table:table-cell>
          <table:table-cell table:style-name="ce25" table:formula="of:=SUM([.KW7:.KW49])" office:value-type="float" office:value="0">
            <text:p>0,0</text:p>
          </table:table-cell>
          <table:table-cell table:style-name="ce25" table:formula="of:=SUM([.KX7:.KX49])" office:value-type="float" office:value="5.5">
            <text:p>5,5</text:p>
          </table:table-cell>
          <table:table-cell table:style-name="ce25" table:formula="of:=SUM([.KY7:.KY49])" office:value-type="float" office:value="6">
            <text:p>6,0</text:p>
          </table:table-cell>
          <table:table-cell table:style-name="ce25" table:formula="of:=SUM([.KZ7:.KZ49])" office:value-type="float" office:value="8.5">
            <text:p>8,5</text:p>
          </table:table-cell>
          <table:table-cell table:style-name="ce25" table:formula="of:=SUM([.LA7:.LA49])" office:value-type="float" office:value="2.5">
            <text:p>2,5</text:p>
          </table:table-cell>
          <table:table-cell table:style-name="ce25" table:formula="of:=SUM([.LB7:.LB49])" office:value-type="float" office:value="0">
            <text:p>0,0</text:p>
          </table:table-cell>
          <table:table-cell table:style-name="ce25" table:formula="of:=SUM([.LC7:.LC49])" office:value-type="float" office:value="0">
            <text:p>0,0</text:p>
          </table:table-cell>
          <table:table-cell table:style-name="ce25" table:formula="of:=SUM([.LD7:.LD49])" office:value-type="float" office:value="0">
            <text:p>0,0</text:p>
          </table:table-cell>
          <table:table-cell table:style-name="ce25" table:formula="of:=SUM([.LE7:.LE49])" office:value-type="float" office:value="3">
            <text:p>3,0</text:p>
          </table:table-cell>
          <table:table-cell table:style-name="ce25" table:formula="of:=SUM([.LF7:.LF49])" office:value-type="float" office:value="6.5">
            <text:p>6,5</text:p>
          </table:table-cell>
          <table:table-cell table:style-name="ce25" table:formula="of:=SUM([.LG7:.LG49])" office:value-type="float" office:value="6">
            <text:p>6,0</text:p>
          </table:table-cell>
          <table:table-cell table:style-name="ce25" table:formula="of:=SUM([.LH7:.LH49])" office:value-type="float" office:value="9.5">
            <text:p>9,5</text:p>
          </table:table-cell>
          <table:table-cell table:style-name="ce25" table:formula="of:=SUM([.LI7:.LI49])" office:value-type="float" office:value="6">
            <text:p>6,0</text:p>
          </table:table-cell>
          <table:table-cell table:style-name="ce25" table:formula="of:=SUM([.LJ7:.LJ49])" office:value-type="float" office:value="0">
            <text:p>0,0</text:p>
          </table:table-cell>
          <table:table-cell table:style-name="ce25" table:formula="of:=SUM([.LK7:.LK49])" office:value-type="float" office:value="0">
            <text:p>0,0</text:p>
          </table:table-cell>
          <table:table-cell table:style-name="ce25" table:formula="of:=SUM([.LL7:.LL49])" office:value-type="float" office:value="8.5">
            <text:p>8,5</text:p>
          </table:table-cell>
          <table:table-cell table:style-name="ce25" table:formula="of:=SUM([.LM7:.LM49])" office:value-type="float" office:value="8">
            <text:p>8,0</text:p>
          </table:table-cell>
          <table:table-cell table:style-name="ce25" table:formula="of:=SUM([.LN7:.LN49])" office:value-type="float" office:value="5">
            <text:p>5,0</text:p>
          </table:table-cell>
          <table:table-cell table:style-name="ce25" table:formula="of:=SUM([.LO7:.LO49])" office:value-type="float" office:value="8.5">
            <text:p>8,5</text:p>
          </table:table-cell>
          <table:table-cell table:style-name="ce25" table:formula="of:=SUM([.LP7:.LP49])" office:value-type="float" office:value="6">
            <text:p>6,0</text:p>
          </table:table-cell>
          <table:table-cell table:style-name="ce25" table:formula="of:=SUM([.LQ7:.LQ49])" office:value-type="float" office:value="0.5">
            <text:p>0,5</text:p>
          </table:table-cell>
          <table:table-cell table:style-name="ce25" table:formula="of:=SUM([.LR7:.LR49])" office:value-type="float" office:value="0">
            <text:p>0,0</text:p>
          </table:table-cell>
          <table:table-cell table:style-name="ce25" table:formula="of:=SUM([.LS7:.LS49])" office:value-type="float" office:value="6.5">
            <text:p>6,5</text:p>
          </table:table-cell>
          <table:table-cell table:style-name="ce25" table:formula="of:=SUM([.LT7:.LT49])" office:value-type="float" office:value="8">
            <text:p>8,0</text:p>
          </table:table-cell>
          <table:table-cell table:style-name="ce25" table:formula="of:=SUM([.LU7:.LU49])" office:value-type="float" office:value="4">
            <text:p>4,0</text:p>
          </table:table-cell>
          <table:table-cell table:style-name="ce25" table:formula="of:=SUM([.LV7:.LV49])" office:value-type="float" office:value="9">
            <text:p>9,0</text:p>
          </table:table-cell>
          <table:table-cell table:style-name="ce25" table:formula="of:=SUM([.LW7:.LW49])" office:value-type="float" office:value="8">
            <text:p>8,0</text:p>
          </table:table-cell>
          <table:table-cell table:style-name="ce25" table:formula="of:=SUM([.LX7:.LX49])" office:value-type="float" office:value="0">
            <text:p>0,0</text:p>
          </table:table-cell>
          <table:table-cell table:style-name="ce25" table:formula="of:=SUM([.LY7:.LY49])" office:value-type="float" office:value="0">
            <text:p>0,0</text:p>
          </table:table-cell>
          <table:table-cell table:style-name="ce25" table:formula="of:=SUM([.LZ7:.LZ49])" office:value-type="float" office:value="5.5">
            <text:p>5,5</text:p>
          </table:table-cell>
          <table:table-cell table:style-name="ce25" table:formula="of:=SUM([.MA7:.MA49])" office:value-type="float" office:value="7.5">
            <text:p>7,5</text:p>
          </table:table-cell>
          <table:table-cell table:style-name="ce25" table:formula="of:=SUM([.MB7:.MB49])" office:value-type="float" office:value="4">
            <text:p>4,0</text:p>
          </table:table-cell>
          <table:table-cell table:style-name="ce25" table:formula="of:=SUM([.MC7:.MC49])" office:value-type="float" office:value="10">
            <text:p>10,0</text:p>
          </table:table-cell>
          <table:table-cell table:style-name="ce25" table:formula="of:=SUM([.MD7:.MD49])" office:value-type="float" office:value="9">
            <text:p>9,0</text:p>
          </table:table-cell>
          <table:table-cell table:style-name="ce25" table:formula="of:=SUM([.ME7:.ME49])" office:value-type="float" office:value="0">
            <text:p>0,0</text:p>
          </table:table-cell>
          <table:table-cell table:style-name="ce25" table:formula="of:=SUM([.MF7:.MF49])" office:value-type="float" office:value="0">
            <text:p>0,0</text:p>
          </table:table-cell>
          <table:table-cell table:style-name="ce25" table:formula="of:=SUM([.MG7:.MG49])" office:value-type="float" office:value="5">
            <text:p>5,0</text:p>
          </table:table-cell>
          <table:table-cell table:style-name="ce25" table:formula="of:=SUM([.MH7:.MH49])" office:value-type="float" office:value="11">
            <text:p>11,0</text:p>
          </table:table-cell>
          <table:table-cell table:style-name="ce25" table:formula="of:=SUM([.MI7:.MI49])" office:value-type="float" office:value="10.5">
            <text:p>10,5</text:p>
          </table:table-cell>
          <table:table-cell table:style-name="ce25" table:formula="of:=SUM([.MJ7:.MJ49])" office:value-type="float" office:value="8">
            <text:p>8,0</text:p>
          </table:table-cell>
          <table:table-cell table:style-name="ce25" table:formula="of:=SUM([.MK7:.MK49])" office:value-type="float" office:value="10">
            <text:p>10,0</text:p>
          </table:table-cell>
          <table:table-cell table:style-name="ce25" table:formula="of:=SUM([.ML7:.ML49])" office:value-type="float" office:value="0">
            <text:p>0,0</text:p>
          </table:table-cell>
          <table:table-cell table:style-name="ce25" table:formula="of:=SUM([.MM7:.MM49])" office:value-type="float" office:value="0">
            <text:p>0,0</text:p>
          </table:table-cell>
          <table:table-cell table:style-name="ce25" table:formula="of:=SUM([.MN7:.MN49])" office:value-type="float" office:value="0">
            <text:p>0,0</text:p>
          </table:table-cell>
          <table:table-cell table:style-name="ce25" table:formula="of:=SUM([.MO7:.MO49])" office:value-type="float" office:value="9.5">
            <text:p>9,5</text:p>
          </table:table-cell>
          <table:table-cell table:style-name="ce25" table:formula="of:=SUM([.MP7:.MP49])" office:value-type="float" office:value="4.5">
            <text:p>4,5</text:p>
          </table:table-cell>
          <table:table-cell table:style-name="ce25" table:formula="of:=SUM([.MQ7:.MQ49])" office:value-type="float" office:value="9">
            <text:p>9,0</text:p>
          </table:table-cell>
          <table:table-cell table:style-name="ce25" table:formula="of:=SUM([.MR7:.MR49])" office:value-type="float" office:value="7">
            <text:p>7,0</text:p>
          </table:table-cell>
          <table:table-cell table:style-name="ce25" table:formula="of:=SUM([.MS7:.MS49])" office:value-type="float" office:value="0">
            <text:p>0,0</text:p>
          </table:table-cell>
          <table:table-cell table:style-name="ce25" table:formula="of:=SUM([.MT7:.MT49])" office:value-type="float" office:value="0">
            <text:p>0,0</text:p>
          </table:table-cell>
          <table:table-cell table:style-name="ce25" table:formula="of:=SUM([.MU7:.MU49])" office:value-type="float" office:value="6">
            <text:p>6,0</text:p>
          </table:table-cell>
          <table:table-cell table:style-name="ce25" table:formula="of:=SUM([.MV7:.MV49])" office:value-type="float" office:value="6.5">
            <text:p>6,5</text:p>
          </table:table-cell>
          <table:table-cell table:style-name="ce25" table:formula="of:=SUM([.MW7:.MW49])" office:value-type="float" office:value="5.5">
            <text:p>5,5</text:p>
          </table:table-cell>
          <table:table-cell table:style-name="ce25" table:formula="of:=SUM([.MX7:.MX49])" office:value-type="float" office:value="9">
            <text:p>9,0</text:p>
          </table:table-cell>
          <table:table-cell table:style-name="ce25" table:formula="of:=SUM([.MY7:.MY49])" office:value-type="float" office:value="8">
            <text:p>8,0</text:p>
          </table:table-cell>
          <table:table-cell table:style-name="ce25" table:formula="of:=SUM([.MZ7:.MZ49])" office:value-type="float" office:value="1.5">
            <text:p>1,5</text:p>
          </table:table-cell>
          <table:table-cell table:style-name="ce25" table:formula="of:=SUM([.NA7:.NA49])" office:value-type="float" office:value="3.5">
            <text:p>3,5</text:p>
          </table:table-cell>
          <table:table-cell table:style-name="ce25" table:formula="of:=SUM([.NB7:.NB49])" office:value-type="float" office:value="8.5">
            <text:p>8,5</text:p>
          </table:table-cell>
          <table:table-cell table:style-name="ce25" table:formula="of:=SUM([.NC7:.NC49])" office:value-type="float" office:value="5.5">
            <text:p>5,5</text:p>
          </table:table-cell>
          <table:table-cell table:style-name="ce25" table:formula="of:=SUM([.ND7:.ND49])" office:value-type="float" office:value="7">
            <text:p>7,0</text:p>
          </table:table-cell>
          <table:table-cell table:style-name="ce25" table:formula="of:=SUM([.NE7:.NE49])" office:value-type="float" office:value="7.5">
            <text:p>7,5</text:p>
          </table:table-cell>
          <table:table-cell table:style-name="ce25" table:formula="of:=SUM([.NF7:.NF49])" office:value-type="float" office:value="8">
            <text:p>8,0</text:p>
          </table:table-cell>
          <table:table-cell table:style-name="ce25" table:formula="of:=SUM([.NG7:.NG49])" office:value-type="float" office:value="0">
            <text:p>0,0</text:p>
          </table:table-cell>
          <table:table-cell table:style-name="ce25" table:formula="of:=SUM([.NH7:.NH49])" office:value-type="float" office:value="4.5">
            <text:p>4,5</text:p>
          </table:table-cell>
          <table:table-cell table:style-name="ce25" table:formula="of:=SUM([.NI7:.NI49])" office:value-type="float" office:value="6.5">
            <text:p>6,5</text:p>
          </table:table-cell>
          <table:table-cell table:style-name="ce25" table:formula="of:=SUM([.NJ7:.NJ49])" office:value-type="float" office:value="0">
            <text:p>0,0</text:p>
          </table:table-cell>
          <table:table-cell table:style-name="ce25" table:formula="of:=SUM([.NK7:.NK49])" office:value-type="float" office:value="8">
            <text:p>8,0</text:p>
          </table:table-cell>
          <table:table-cell table:style-name="ce25" table:formula="of:=SUM([.NL7:.NL49])" office:value-type="float" office:value="7">
            <text:p>7,0</text:p>
          </table:table-cell>
          <table:table-cell table:style-name="ce25" table:formula="of:=SUM([.NM7:.NM49])" office:value-type="float" office:value="2">
            <text:p>2,0</text:p>
          </table:table-cell>
          <table:table-cell table:style-name="ce25" table:formula="of:=SUM([.NN7:.NN49])" office:value-type="float" office:value="0">
            <text:p>0,0</text:p>
          </table:table-cell>
          <table:table-cell table:style-name="ce25" table:formula="of:=SUM([.NO7:.NO49])" office:value-type="float" office:value="0">
            <text:p>0,0</text:p>
          </table:table-cell>
          <table:table-cell table:style-name="ce25" table:formula="of:=SUM([.NP7:.NP49])" office:value-type="float" office:value="1.5">
            <text:p>1,5</text:p>
          </table:table-cell>
          <table:table-cell table:style-name="ce25" table:formula="of:=SUM([.NQ7:.NQ49])" office:value-type="float" office:value="6">
            <text:p>6,0</text:p>
          </table:table-cell>
          <table:table-cell table:style-name="ce25" table:formula="of:=SUM([.NR7:.NR49])" office:value-type="float" office:value="7.5">
            <text:p>7,5</text:p>
          </table:table-cell>
          <table:table-cell table:style-name="ce25" table:formula="of:=SUM([.NS7:.NS49])" office:value-type="float" office:value="9.5">
            <text:p>9,5</text:p>
          </table:table-cell>
          <table:table-cell table:style-name="ce25" table:formula="of:=SUM([.NT7:.NT49])" office:value-type="float" office:value="0">
            <text:p>0,0</text:p>
          </table:table-cell>
          <table:table-cell table:style-name="ce25" table:formula="of:=SUM([.NU7:.NU49])" office:value-type="float" office:value="3">
            <text:p>3,0</text:p>
          </table:table-cell>
          <table:table-cell table:style-name="ce25" table:formula="of:=SUM([.NV7:.NV49])" office:value-type="float" office:value="0">
            <text:p>0,0</text:p>
          </table:table-cell>
          <table:table-cell table:style-name="ce25" table:formula="of:=SUM([.NW7:.NW49])" office:value-type="float" office:value="1.5">
            <text:p>1,5</text:p>
          </table:table-cell>
          <table:table-cell table:style-name="ce25" table:formula="of:=SUM([.NX7:.NX49])" office:value-type="float" office:value="7.5">
            <text:p>7,5</text:p>
          </table:table-cell>
          <table:table-cell table:style-name="ce25" table:formula="of:=SUM([.NY7:.NY49])" office:value-type="float" office:value="9.5">
            <text:p>9,5</text:p>
          </table:table-cell>
          <table:table-cell table:style-name="ce25" table:formula="of:=SUM([.NZ7:.NZ49])" office:value-type="float" office:value="10">
            <text:p>10,0</text:p>
          </table:table-cell>
          <table:table-cell table:style-name="ce25" table:formula="of:=SUM([.OA7:.OA49])" office:value-type="float" office:value="9">
            <text:p>9,0</text:p>
          </table:table-cell>
          <table:table-cell table:style-name="ce25" table:formula="of:=SUM([.OB7:.OB49])" office:value-type="float" office:value="0">
            <text:p>0,0</text:p>
          </table:table-cell>
          <table:table-cell table:style-name="ce25" table:formula="of:=SUM([.OC7:.OC49])" office:value-type="float" office:value="1.5">
            <text:p>1,5</text:p>
          </table:table-cell>
          <table:table-cell table:style-name="ce25" table:formula="of:=SUM([.OD7:.OD49])" office:value-type="float" office:value="2">
            <text:p>2,0</text:p>
          </table:table-cell>
          <table:table-cell table:style-name="ce25" table:formula="of:=SUM([.OE7:.OE49])" office:value-type="float" office:value="7">
            <text:p>7,0</text:p>
          </table:table-cell>
          <table:table-cell table:style-name="ce25" table:formula="of:=SUM([.OF7:.OF49])" office:value-type="float" office:value="10">
            <text:p>10,0</text:p>
          </table:table-cell>
          <table:table-cell table:style-name="ce25" table:formula="of:=SUM([.OG7:.OG49])" office:value-type="float" office:value="9.5">
            <text:p>9,5</text:p>
          </table:table-cell>
          <table:table-cell table:style-name="ce25" table:formula="of:=SUM([.OH7:.OH49])" office:value-type="float" office:value="0">
            <text:p>0,0</text:p>
          </table:table-cell>
          <table:table-cell table:style-name="ce25" table:formula="of:=SUM([.OI7:.OI49])" office:value-type="float" office:value="0">
            <text:p>0,0</text:p>
          </table:table-cell>
          <table:table-cell table:style-name="ce25" table:formula="of:=SUM([.OJ7:.OJ49])" office:value-type="float" office:value="0">
            <text:p>0,0</text:p>
          </table:table-cell>
          <table:table-cell table:style-name="ce25" table:formula="of:=SUM([.OK7:.OK49])" office:value-type="float" office:value="11">
            <text:p>11,0</text:p>
          </table:table-cell>
          <table:table-cell table:style-name="ce25" table:formula="of:=SUM([.OL7:.OL49])" office:value-type="float" office:value="11">
            <text:p>11,0</text:p>
          </table:table-cell>
          <table:table-cell table:style-name="ce25" table:formula="of:=SUM([.OM7:.OM49])" office:value-type="float" office:value="8.5">
            <text:p>8,5</text:p>
          </table:table-cell>
          <table:table-cell table:style-name="ce25" table:formula="of:=SUM([.ON7:.ON49])" office:value-type="float" office:value="8.5">
            <text:p>8,5</text:p>
          </table:table-cell>
          <table:table-cell table:style-name="ce25" table:formula="of:=SUM([.OO7:.OO49])" office:value-type="float" office:value="5.5">
            <text:p>5,5</text:p>
          </table:table-cell>
          <table:table-cell table:style-name="ce25" table:formula="of:=SUM([.OP7:.OP49])" office:value-type="float" office:value="2">
            <text:p>2,0</text:p>
          </table:table-cell>
          <table:table-cell table:style-name="ce25" table:formula="of:=SUM([.OQ7:.OQ49])" office:value-type="float" office:value="0">
            <text:p>0,0</text:p>
          </table:table-cell>
          <table:table-cell table:style-name="ce25" table:formula="of:=SUM([.OR7:.OR49])" office:value-type="float" office:value="7">
            <text:p>7,0</text:p>
          </table:table-cell>
          <table:table-cell table:style-name="ce25" table:formula="of:=SUM([.OS7:.OS49])" office:value-type="float" office:value="8">
            <text:p>8,0</text:p>
          </table:table-cell>
          <table:table-cell table:style-name="ce25" table:formula="of:=SUM([.OT7:.OT49])" office:value-type="float" office:value="9">
            <text:p>9,0</text:p>
          </table:table-cell>
          <table:table-cell table:style-name="ce25" table:formula="of:=SUM([.OU7:.OU49])" office:value-type="float" office:value="8.5">
            <text:p>8,5</text:p>
          </table:table-cell>
          <table:table-cell table:style-name="ce25" table:formula="of:=SUM([.OV7:.OV49])" office:value-type="float" office:value="0">
            <text:p>0,0</text:p>
          </table:table-cell>
          <table:table-cell table:style-name="ce25" table:formula="of:=SUM([.OW7:.OW49])" office:value-type="float" office:value="0">
            <text:p>0,0</text:p>
          </table:table-cell>
          <table:table-cell table:style-name="ce25" table:formula="of:=SUM([.OX7:.OX49])" office:value-type="float" office:value="0">
            <text:p>0,0</text:p>
          </table:table-cell>
          <table:table-cell table:style-name="ce25" table:formula="of:=SUM([.OY7:.OY49])" office:value-type="float" office:value="7">
            <text:p>7,0</text:p>
          </table:table-cell>
          <table:table-cell table:style-name="ce25" table:formula="of:=SUM([.OZ7:.OZ49])" office:value-type="float" office:value="0">
            <text:p>0,0</text:p>
          </table:table-cell>
          <table:table-cell table:style-name="ce25" table:formula="of:=SUM([.PA7:.PA49])" office:value-type="float" office:value="7">
            <text:p>7,0</text:p>
          </table:table-cell>
          <table:table-cell table:style-name="ce25" table:formula="of:=SUM([.PB7:.PB49])" office:value-type="float" office:value="9.5">
            <text:p>9,5</text:p>
          </table:table-cell>
          <table:table-cell table:style-name="ce25" table:formula="of:=SUM([.PC7:.PC49])" office:value-type="float" office:value="9.5">
            <text:p>9,5</text:p>
          </table:table-cell>
          <table:table-cell table:style-name="ce25" table:formula="of:=SUM([.PD7:.PD49])" office:value-type="float" office:value="1">
            <text:p>1,0</text:p>
          </table:table-cell>
          <table:table-cell table:style-name="ce25" table:formula="of:=SUM([.PE7:.PE49])" office:value-type="float" office:value="0">
            <text:p>0,0</text:p>
          </table:table-cell>
          <table:table-cell table:style-name="ce25" table:formula="of:=SUM([.PF7:.PF49])" office:value-type="float" office:value="7.5">
            <text:p>7,5</text:p>
          </table:table-cell>
          <table:table-cell table:style-name="ce25" table:formula="of:=SUM([.PG7:.PG49])" office:value-type="float" office:value="9.5">
            <text:p>9,5</text:p>
          </table:table-cell>
          <table:table-cell table:style-name="ce25" table:formula="of:=SUM([.PH7:.PH49])" office:value-type="float" office:value="8">
            <text:p>8,0</text:p>
          </table:table-cell>
          <table:table-cell table:style-name="ce25" table:formula="of:=SUM([.PI7:.PI49])" office:value-type="float" office:value="8">
            <text:p>8,0</text:p>
          </table:table-cell>
          <table:table-cell table:style-name="ce25" table:formula="of:=SUM([.PJ7:.PJ49])" office:value-type="float" office:value="8">
            <text:p>8,0</text:p>
          </table:table-cell>
          <table:table-cell table:style-name="ce25" table:formula="of:=SUM([.PK7:.PK49])" office:value-type="float" office:value="0">
            <text:p>0,0</text:p>
          </table:table-cell>
          <table:table-cell table:style-name="ce25" table:formula="of:=SUM([.PL7:.PL49])" office:value-type="float" office:value="0">
            <text:p>0,0</text:p>
          </table:table-cell>
          <table:table-cell table:style-name="ce25" table:formula="of:=SUM([.PM7:.PM49])" office:value-type="float" office:value="0">
            <text:p>0,0</text:p>
          </table:table-cell>
          <table:table-cell table:style-name="ce25" table:formula="of:=SUM([.PN7:.PN49])" office:value-type="float" office:value="7">
            <text:p>7,0</text:p>
          </table:table-cell>
          <table:table-cell table:style-name="ce25" table:formula="of:=SUM([.PO7:.PO49])" office:value-type="float" office:value="8">
            <text:p>8,0</text:p>
          </table:table-cell>
          <table:table-cell table:style-name="ce25" table:formula="of:=SUM([.PP7:.PP49])" office:value-type="float" office:value="8">
            <text:p>8,0</text:p>
          </table:table-cell>
          <table:table-cell table:style-name="ce25" table:formula="of:=SUM([.PQ7:.PQ49])" office:value-type="float" office:value="8">
            <text:p>8,0</text:p>
          </table:table-cell>
          <table:table-cell table:style-name="ce25" table:formula="of:=SUM([.PR7:.PR49])" office:value-type="float" office:value="0">
            <text:p>0,0</text:p>
          </table:table-cell>
          <table:table-cell table:style-name="ce25" table:formula="of:=SUM([.PS7:.PS49])" office:value-type="float" office:value="0">
            <text:p>0,0</text:p>
          </table:table-cell>
          <table:table-cell table:style-name="ce25" table:formula="of:=SUM([.PT7:.PT49])" office:value-type="float" office:value="5">
            <text:p>5,0</text:p>
          </table:table-cell>
          <table:table-cell table:style-name="ce25" table:formula="of:=SUM([.PU7:.PU49])" office:value-type="float" office:value="8">
            <text:p>8,0</text:p>
          </table:table-cell>
          <table:table-cell table:style-name="ce25" table:formula="of:=SUM([.PV7:.PV49])" office:value-type="float" office:value="7">
            <text:p>7,0</text:p>
          </table:table-cell>
          <table:table-cell table:style-name="ce25" table:formula="of:=SUM([.PW7:.PW49])" office:value-type="float" office:value="8">
            <text:p>8,0</text:p>
          </table:table-cell>
          <table:table-cell table:style-name="ce25" table:formula="of:=SUM([.PX7:.PX49])" office:value-type="float" office:value="8">
            <text:p>8,0</text:p>
          </table:table-cell>
          <table:table-cell table:style-name="ce25" table:formula="of:=SUM([.PY7:.PY49])" office:value-type="float" office:value="0">
            <text:p>0,0</text:p>
          </table:table-cell>
          <table:table-cell table:style-name="ce25" table:formula="of:=SUM([.PZ7:.PZ49])" office:value-type="float" office:value="0">
            <text:p>0,0</text:p>
          </table:table-cell>
          <table:table-cell table:style-name="ce25" table:formula="of:=SUM([.QA7:.QA49])" office:value-type="float" office:value="8">
            <text:p>8,0</text:p>
          </table:table-cell>
          <table:table-cell table:style-name="ce25" table:formula="of:=SUM([.QB7:.QB49])" office:value-type="float" office:value="0">
            <text:p>0,0</text:p>
          </table:table-cell>
          <table:table-cell table:style-name="ce25" table:formula="of:=SUM([.QC7:.QC49])" office:value-type="float" office:value="9">
            <text:p>9,0</text:p>
          </table:table-cell>
          <table:table-cell table:style-name="ce25" table:formula="of:=SUM([.QD7:.QD49])" office:value-type="float" office:value="8">
            <text:p>8,0</text:p>
          </table:table-cell>
          <table:table-cell table:style-name="ce25" table:formula="of:=SUM([.QE7:.QE49])" office:value-type="float" office:value="7.5">
            <text:p>7,5</text:p>
          </table:table-cell>
          <table:table-cell table:style-name="ce25" table:formula="of:=SUM([.QF7:.QF49])" office:value-type="float" office:value="0">
            <text:p>0,0</text:p>
          </table:table-cell>
          <table:table-cell table:style-name="ce25" table:formula="of:=SUM([.QG7:.QG49])" office:value-type="float" office:value="0">
            <text:p>0,0</text:p>
          </table:table-cell>
          <table:table-cell table:style-name="ce25" table:formula="of:=SUM([.QH7:.QH49])" office:value-type="float" office:value="2">
            <text:p>2,0</text:p>
          </table:table-cell>
          <table:table-cell table:style-name="ce25" table:formula="of:=SUM([.QI7:.QI49])" office:value-type="float" office:value="7.5">
            <text:p>7,5</text:p>
          </table:table-cell>
          <table:table-cell table:style-name="ce25" table:formula="of:=SUM([.QJ7:.QJ49])" office:value-type="float" office:value="8">
            <text:p>8,0</text:p>
          </table:table-cell>
          <table:table-cell table:style-name="ce25" table:formula="of:=SUM([.QK7:.QK49])" office:value-type="float" office:value="8">
            <text:p>8,0</text:p>
          </table:table-cell>
          <table:table-cell table:style-name="ce25" table:formula="of:=SUM([.QL7:.QL49])" office:value-type="float" office:value="8.5">
            <text:p>8,5</text:p>
          </table:table-cell>
          <table:table-cell table:style-name="ce25" table:formula="of:=SUM([.QM7:.QM49])" office:value-type="float" office:value="0">
            <text:p>0,0</text:p>
          </table:table-cell>
          <table:table-cell table:style-name="ce25" table:formula="of:=SUM([.QN7:.QN49])" office:value-type="float" office:value="0">
            <text:p>0,0</text:p>
          </table:table-cell>
          <table:table-cell table:style-name="ce25" table:formula="of:=SUM([.QO7:.QO49])" office:value-type="float" office:value="7">
            <text:p>7,0</text:p>
          </table:table-cell>
          <table:table-cell table:style-name="ce25" table:formula="of:=SUM([.QP7:.QP49])" office:value-type="float" office:value="0">
            <text:p>0,0</text:p>
          </table:table-cell>
          <table:table-cell table:style-name="ce25" table:formula="of:=SUM([.QQ7:.QQ49])" office:value-type="float" office:value="5">
            <text:p>5,0</text:p>
          </table:table-cell>
          <table:table-cell table:style-name="ce25" table:formula="of:=SUM([.QR7:.QR49])" office:value-type="float" office:value="4">
            <text:p>4,0</text:p>
          </table:table-cell>
          <table:table-cell table:style-name="ce25" table:formula="of:=SUM([.QS7:.QS49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46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59"/>
          <table:table-cell table:style-name="ce26" table:number-columns-repeated="11"/>
          <table:table-cell table:style-name="Default" table:number-columns-repeated="5"/>
          <table:table-cell table:style-name="ce12" table:number-columns-repeated="546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8:.QS8])" office:value-type="float" office:value="48">
            <text:p>48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58.864cm" svg:y="3.768cm" draw:caption-point-x="0.42cm" draw:caption-point-y="-1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46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9:.QS9])" office:value-type="float" office:value="3.5">
            <text:p>3,5</text:p>
          </table:table-cell>
          <table:table-cell table:style-name="ce25" table:number-columns-repeated="51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46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0:.QS10])" office:value-type="float" office:value="66.5">
            <text:p>66,5</text:p>
          </table:table-cell>
          <table:table-cell table:style-name="ce25" table:number-columns-repeated="16"/>
          <table:table-cell table:style-name="ce25" office:value-type="float" office:value="0.5">
            <office:annotation office:display="true" draw:style-name="gr2" draw:text-style-name="P2" svg:width="2.899cm" svg:height="0.991cm" svg:x="43.968cm" svg:y="4.167cm" draw:caption-point-x="-0.491cm" draw:caption-point-y="-0.123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229.056cm" svg:y="5.778cm" draw:caption-point-x="-0.412cm" draw:caption-point-y="-1.734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46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1:.QS11])" office:value-type="float" office:value="1.5">
            <text:p>1,5</text:p>
          </table:table-cell>
          <table:table-cell table:style-name="ce25" table:number-columns-repeated="22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46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2:.QS12])" office:value-type="float" office:value="4.5">
            <text:p>4,5</text:p>
          </table:table-cell>
          <table:table-cell table:style-name="ce25" table:number-columns-repeated="106"/>
          <table:table-cell table:style-name="ce25" office:value-type="float" office:value="1">
            <office:annotation office:display="true" draw:style-name="gr1" draw:text-style-name="P2" svg:width="2.899cm" svg:height="0.669cm" svg:x="246.843cm" svg:y="6.351cm" draw:caption-point-x="-0.134cm" draw:caption-point-y="-1.031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46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3:.QS13])" office:value-type="float" office:value="6.5">
            <text:p>6,5</text:p>
          </table:table-cell>
          <table:table-cell table:style-name="ce25" table:number-columns-repeated="125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46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4:.QS14])" office:value-type="float" office:value="0.5">
            <text:p>0,5</text:p>
          </table:table-cell>
          <table:table-cell table:style-name="ce25" table:number-columns-repeated="137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46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5:.QS15])" office:value-type="float" office:value="2.5">
            <text:p>2,5</text:p>
          </table:table-cell>
          <table:table-cell table:style-name="ce25" table:number-columns-repeated="13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46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6:.QS16])" office:value-type="float" office:value="6">
            <text:p>6,0</text:p>
          </table:table-cell>
          <table:table-cell table:style-name="ce25" table:number-columns-repeated="113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4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7:.QS17])" office:value-type="float" office:value="34.5">
            <text:p>34,5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669cm" svg:x="26.022cm" svg:y="7.004cm" draw:caption-point-x="-0.61cm" draw:caption-point-y="1.506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32.797cm" svg:y="7.008cm" draw:caption-point-x="-0.61cm" draw:caption-point-y="1.502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72.651cm" svg:y="6.705cm" draw:caption-point-x="0.182cm" draw:caption-point-y="1.805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75.701cm" svg:y="7.023cm" draw:caption-point-x="-0.61cm" draw:caption-point-y="1.487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146.416cm" svg:y="7.049cm" draw:caption-point-x="0.935cm" draw:caption-point-y="1.461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52.478cm" svg:y="7.051cm" draw:caption-point-x="-0.61cm" draw:caption-point-y="1.459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172.801cm" svg:y="7.057cm" draw:caption-point-x="-0.61cm" draw:caption-point-y="1.453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81.753cm" svg:y="9.118cm" draw:caption-point-x="-0.53cm" draw:caption-point-y="-0.608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299.493cm" svg:y="7.281cm" draw:caption-point-x="1.411cm" draw:caption-point-y="1.229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72.556cm" svg:y="10.195cm" draw:caption-point-x="0.608cm" draw:caption-point-y="-1.685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46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8:.QS18])" office:value-type="float" office:value="12.5">
            <text:p>12,5</text:p>
          </table:table-cell>
          <table:table-cell table:style-name="ce25" table:number-columns-repeated="154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46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9:.QS19])" office:value-type="float" office:value="127.5">
            <text:p>127,5</text:p>
          </table:table-cell>
          <table:table-cell table:style-name="ce25" table:number-columns-repeated="105"/>
          <table:table-cell table:style-name="ce25" office:value-type="float" office:value="2">
            <office:annotation office:display="true" draw:style-name="gr1" draw:text-style-name="P2" svg:width="2.899cm" svg:height="0.669cm" svg:x="245.061cm" svg:y="8.362cm" draw:caption-point-x="-0.61cm" draw:caption-point-y="1.423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323.887cm" svg:y="10.724cm" draw:caption-point-x="-0.402cm" draw:caption-point-y="-0.939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46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0:.QS20])" office:value-type="float" office:value="53.5">
            <text:p>5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46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1:.QS21])" office:value-type="float" office:value="16">
            <text:p>16,0</text:p>
          </table:table-cell>
          <table:table-cell table:style-name="ce25" table:number-columns-repeated="188"/>
          <table:table-cell table:style-name="ce25" office:value-type="float" office:value="2">
            <office:annotation office:display="true" draw:style-name="gr1" draw:text-style-name="P2" svg:width="2.899cm" svg:height="0.669cm" svg:x="430.767cm" svg:y="12.035cm" draw:caption-point-x="1.109cm" draw:caption-point-y="-0.97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472.829cm" svg:y="11.85cm" draw:caption-point-x="-0.307cm" draw:caption-point-y="-0.78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505.073cm" svg:y="12.505cm" draw:caption-point-x="1.321cm" draw:caption-point-y="-1.44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46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2:.QS22])" office:value-type="float" office:value="41">
            <text:p>41,0</text:p>
          </table:table-cell>
          <table:table-cell table:style-name="ce25" table:number-columns-repeated="5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54.736cm" svg:y="10.241cm" draw:caption-point-x="-0.61cm" draw:caption-point-y="1.458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66.026cm" svg:y="10.244cm" draw:caption-point-x="-0.61cm" draw:caption-point-y="1.455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18.702cm" svg:y="12.334cm" draw:caption-point-x="1.883cm" draw:caption-point-y="-0.63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438.991cm" svg:y="11.408cm" draw:caption-point-x="-0.341cm" draw:caption-point-y="0.29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447.619cm" svg:y="12.511cm" draw:caption-point-x="2.322cm" draw:caption-point-y="-0.81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52.371cm" svg:y="12.811cm" draw:caption-point-x="-0.172cm" draw:caption-point-y="-1.11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42.629cm" svg:y="12.377cm" draw:caption-point-x="-0.105cm" draw:caption-point-y="-0.67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46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3:.QS23])" office:value-type="float" office:value="1">
            <text:p>1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46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4:.QS24])" office:value-type="float" office:value="149">
            <text:p>149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19.953cm" svg:y="11.464cm" draw:caption-point-x="2.559cm" draw:caption-point-y="1.511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29.896cm" svg:y="11.505cm" draw:caption-point-x="-0.61cm" draw:caption-point-y="1.47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56.994cm" svg:y="11.518cm" draw:caption-point-x="-0.61cm" draw:caption-point-y="1.457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54.093cm" svg:y="11.556cm" draw:caption-point-x="-0.61cm" draw:caption-point-y="1.419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78.517cm" svg:y="11.827cm" draw:caption-point-x="-0.194cm" draw:caption-point-y="1.148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46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5:.QS25])" office:value-type="float" office:value="14.5">
            <text:p>14,5</text:p>
          </table:table-cell>
          <table:table-cell table:style-name="ce25" table:number-columns-repeated="181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46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6:.QS26])" office:value-type="float" office:value="225.5">
            <text:p>225,5</text:p>
          </table:table-cell>
          <table:table-cell table:style-name="ce25" table:number-columns-repeated="99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434.339cm" svg:y="15.225cm" draw:caption-point-x="-0.205cm" draw:caption-point-y="-0.97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441.249cm" svg:y="15.394cm" draw:caption-point-x="-0.341cm" draw:caption-point-y="-1.14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487.543cm" svg:y="15.511cm" draw:caption-point-x="0.786cm" draw:caption-point-y="-1.2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34.101cm" svg:y="12.927cm" draw:caption-point-x="-0.61cm" draw:caption-point-y="1.32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46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7:.QS27])" office:value-type="float" office:value="242.5">
            <text:p>242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37.313cm" svg:y="13.388cm" draw:caption-point-x="-0.61cm" draw:caption-point-y="1.501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61.272cm" svg:y="15.57cm" draw:caption-point-x="-0.372cm" draw:caption-point-y="-0.681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72.801cm" svg:y="13.436cm" draw:caption-point-x="-0.61cm" draw:caption-point-y="1.453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244.427cm" svg:y="15.838cm" draw:caption-point-x="0.024cm" draw:caption-point-y="-0.949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294.74cm" svg:y="13.948cm" draw:caption-point-x="-0.61cm" draw:caption-point-y="0.941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402.523cm" svg:y="15.853cm" draw:caption-point-x="-0.003cm" draw:caption-point-y="-0.964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463.796cm" svg:y="15.938cm" draw:caption-point-x="-0.307cm" draw:caption-point-y="-1.04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530.731cm" svg:y="15.996cm" draw:caption-point-x="0.502cm" draw:caption-point-y="-1.10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87.701cm" svg:y="16.496cm" draw:caption-point-x="-0.657cm" draw:caption-point-y="-1.60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692.335cm" svg:y="15.982cm" draw:caption-point-x="1.484cm" draw:caption-point-y="-1.09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46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8:.QS28])" office:value-type="float" office:value="56.5">
            <text:p>56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294.532cm" svg:y="16.335cm" draw:caption-point-x="-0.402cm" draw:caption-point-y="-0.809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542.191cm" svg:y="16.738cm" draw:caption-point-x="0.333cm" draw:caption-point-y="-1.21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556.548cm" svg:y="16.581cm" draw:caption-point-x="1.783cm" draw:caption-point-y="-1.05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560.694cm" svg:y="17.081cm" draw:caption-point-x="-0.105cm" draw:caption-point-y="-1.55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97.062cm" svg:y="16.014cm" draw:caption-point-x="-0.343cm" draw:caption-point-y="-0.48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685.725cm" svg:y="18.47cm" draw:caption-point-x="1.319cm" draw:caption-point-y="-2.94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98.968cm" svg:y="16.735cm" draw:caption-point-x="1.625cm" draw:caption-point-y="-1.20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754.457cm" svg:y="16.892cm" draw:caption-point-x="0.331cm" draw:caption-point-y="-1.36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46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9:.QS29])" office:value-type="float" office:value="71.5">
            <text:p>71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32.154cm" svg:y="14.696cm" draw:caption-point-x="-0.61cm" draw:caption-point-y="1.468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226.797cm" svg:y="17.065cm" draw:caption-point-x="-0.411cm" draw:caption-point-y="-0.901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52.74cm" svg:y="17.834cm" draw:caption-point-x="2.048cm" draw:caption-point-y="-1.6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768.336cm" svg:y="17.155cm" draw:caption-point-x="2.259cm" draw:caption-point-y="-0.99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46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0:.QS30])" office:value-type="float" office:value="16.5">
            <text:p>16,5</text:p>
          </table:table-cell>
          <table:table-cell table:style-name="ce25" table:number-columns-repeated="62"/>
          <table:table-cell table:style-name="ce25" office:value-type="float" office:value="2">
            <office:annotation office:display="true" draw:style-name="gr1" draw:text-style-name="P2" svg:width="2.899cm" svg:height="0.669cm" svg:x="147.882cm" svg:y="17.399cm" draw:caption-point-x="-0.531cm" draw:caption-point-y="-0.597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4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1:.QS31])" office:value-type="float" office:value="10">
            <text:p>10,0</text:p>
          </table:table-cell>
          <table:table-cell table:style-name="ce25" table:number-columns-repeated="367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46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2:.QS32])" office:value-type="float" office:value="5">
            <text:p>5,0</text:p>
          </table:table-cell>
          <table:table-cell table:style-name="ce25" table:number-columns-repeated="322"/>
          <table:table-cell table:style-name="ce25" office:value-type="float" office:value="1.5">
            <office:annotation office:display="true" draw:style-name="gr2" draw:text-style-name="P2" svg:width="2.899cm" svg:height="0.991cm" svg:x="732.699cm" svg:y="19.157cm" draw:caption-point-x="1.766cm" draw:caption-point-y="-1.07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46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3:.QS33])" office:value-type="float" office:value="13">
            <text:p>13,0</text:p>
          </table:table-cell>
          <table:table-cell table:style-name="ce25" table:number-columns-repeated="386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46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4:.QS34])" office:value-type="float" office:value="41.5">
            <text:p>41,5</text:p>
          </table:table-cell>
          <table:table-cell table:style-name="ce25" table:number-columns-repeated="13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46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5:.QS35])" office:value-type="float" office:value="5">
            <text:p>5,0</text:p>
          </table:table-cell>
          <table:table-cell table:style-name="ce25" table:number-columns-repeated="39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46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6:.QS36])" office:value-type="float" office:value="40.5">
            <text:p>40,5</text:p>
          </table:table-cell>
          <table:table-cell table:style-name="ce25" table:number-columns-repeated="33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46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7:.QS37])" office:value-type="float" office:value="36">
            <text:p>36,0</text:p>
          </table:table-cell>
          <table:table-cell table:style-name="ce25" table:number-columns-repeated="35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46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8:.QS38])" office:value-type="float" office:value="153.5">
            <text:p>153,5</text:p>
          </table:table-cell>
          <table:table-cell table:style-name="ce25" table:number-columns-repeated="1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589.164cm" svg:y="21.551cm" draw:caption-point-x="0.781cm" draw:caption-point-y="1.0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592.813cm" svg:y="21.293cm" draw:caption-point-x="-0.61cm" draw:caption-point-y="1.29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733.217cm" svg:y="22.026cm" draw:caption-point-x="1.248cm" draw:caption-point-y="0.56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34.463cm" svg:y="23.81cm" draw:caption-point-x="2.26cm" draw:caption-point-y="-1.21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39.591cm" svg:y="21.325cm" draw:caption-point-x="-0.61cm" draw:caption-point-y="1.26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46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9:.QS39])" office:value-type="float" office:value="99">
            <text:p>99,0</text:p>
          </table:table-cell>
          <table:table-cell table:style-name="ce26" table:number-columns-repeated="19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500.229cm" svg:y="22.075cm" draw:caption-point-x="-0.61cm" draw:caption-point-y="1.33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552.166cm" svg:y="22.099cm" draw:caption-point-x="-0.61cm" draw:caption-point-y="1.31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705.719cm" svg:y="22.137cm" draw:caption-point-x="-0.61cm" draw:caption-point-y="1.27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721.361cm" svg:y="24.673cm" draw:caption-point-x="1.813cm" draw:caption-point-y="-1.26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753.493cm" svg:y="22.054cm" draw:caption-point-x="1.295cm" draw:caption-point-y="1.35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784.589cm" svg:y="24.455cm" draw:caption-point-x="1.813cm" draw:caption-point-y="-1.04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2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0:.QS40])" office:value-type="float" office:value="4">
            <text:p>4,0</text:p>
          </table:table-cell>
          <table:table-cell table:style-name="ce25" table:number-columns-repeated="253"/>
          <table:table-cell table:style-name="ce25" office:value-type="float" office:value="1.5">
            <office:annotation office:display="true" draw:style-name="gr3" draw:text-style-name="P2" svg:width="2.899cm" svg:height="1.386cm" svg:x="579.264cm" svg:y="22.932cm" draw:caption-point-x="-0.61cm" draw:caption-point-y="1.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51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1:.QS41])" office:value-type="float" office:value="30">
            <text:p>30,0</text:p>
          </table:table-cell>
          <table:table-cell table:style-name="ce25" table:number-columns-repeated="245"/>
          <table:table-cell table:style-name="ce25" office:value-type="float" office:value="1">
            <office:annotation office:display="true" draw:style-name="gr2" draw:text-style-name="P2" svg:width="2.899cm" svg:height="0.991cm" svg:x="559.177cm" svg:y="23.645cm" draw:caption-point-x="1.412cm" draw:caption-point-y="1.40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63.457cm" svg:y="23.745cm" draw:caption-point-x="-0.61cm" draw:caption-point-y="1.30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55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2:.QS42])" office:value-type="float" office:value="65">
            <text:p>65,0</text:p>
          </table:table-cell>
          <table:table-cell table:style-name="ce25" table:number-columns-repeated="109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88.297cm" svg:y="25.053cm" draw:caption-point-x="-0.61cm" draw:caption-point-y="1.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60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3:.QS43])" office:value-type="float" office:value="113.5">
            <text:p>113,5</text:p>
          </table:table-cell>
          <table:table-cell table:style-name="ce25" table:number-columns-repeated="10"/>
          <table:table-cell table:style-name="ce25" office:value-type="float" office:value="1">
            <office:annotation office:display="true" draw:style-name="gr1" draw:text-style-name="P2" svg:width="2.899cm" svg:height="0.669cm" svg:x="30.539cm" svg:y="25.67cm" draw:caption-point-x="-0.61cm" draw:caption-point-y="1.504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71.185cm" svg:y="25.685cm" draw:caption-point-x="-0.61cm" draw:caption-point-y="1.489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91.508cm" svg:y="25.693cm" draw:caption-point-x="-0.61cm" draw:caption-point-y="1.481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134.413cm" svg:y="25.705cm" draw:caption-point-x="-0.61cm" draw:caption-point-y="1.469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41.187cm" svg:y="25.709cm" draw:caption-point-x="-0.61cm" draw:caption-point-y="1.465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50.219cm" svg:y="25.714cm" draw:caption-point-x="-0.61cm" draw:caption-point-y="1.46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179.575cm" svg:y="25.723cm" draw:caption-point-x="-0.61cm" draw:caption-point-y="1.451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224.738cm" svg:y="25.74cm" draw:caption-point-x="-0.61cm" draw:caption-point-y="1.434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247.319cm" svg:y="25.752cm" draw:caption-point-x="-0.61cm" draw:caption-point-y="1.422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312.805cm" svg:y="25.774cm" draw:caption-point-x="-0.61cm" draw:caption-point-y="1.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373.299cm" svg:y="24.977cm" draw:caption-point-x="-0.135cm" draw:caption-point-y="2.197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00.872cm" svg:y="25.802cm" draw:caption-point-x="-0.61cm" draw:caption-point-y="1.372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439.26cm" svg:y="25.817cm" draw:caption-point-x="-0.61cm" draw:caption-point-y="1.35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457.325cm" svg:y="25.824cm" draw:caption-point-x="-0.61cm" draw:caption-point-y="1.3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464.099cm" svg:y="25.825cm" draw:caption-point-x="-0.61cm" draw:caption-point-y="1.34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473.132cm" svg:y="25.83cm" draw:caption-point-x="-0.61cm" draw:caption-point-y="1.34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480.108cm" svg:y="26.065cm" draw:caption-point-x="1.446cm" draw:caption-point-y="1.10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84.423cm" svg:y="25.832cm" draw:caption-point-x="-0.61cm" draw:caption-point-y="1.34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93.634cm" svg:y="28.407cm" draw:caption-point-x="1.469cm" draw:caption-point-y="-1.23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497.942cm" svg:y="25.924cm" draw:caption-point-x="1.677cm" draw:caption-point-y="1.2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02.488cm" svg:y="25.84cm" draw:caption-point-x="-0.61cm" draw:caption-point-y="1.33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20.553cm" svg:y="25.847cm" draw:caption-point-x="-0.61cm" draw:caption-point-y="1.32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28.472cm" svg:y="25.714cm" draw:caption-point-x="0.503cm" draw:caption-point-y="1.4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31.843cm" svg:y="25.85cm" draw:caption-point-x="-0.61cm" draw:caption-point-y="1.32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549.516cm" svg:y="25.894cm" draw:caption-point-x="-0.218cm" draw:caption-point-y="1.2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726.042cm" svg:y="25.905cm" draw:caption-point-x="-0.61cm" draw:caption-point-y="1.26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37.827cm" svg:y="26.517cm" draw:caption-point-x="1.154cm" draw:caption-point-y="0.65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785.177cm" svg:y="26.647cm" draw:caption-point-x="1.225cm" draw:caption-point-y="0.52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60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4:.QS44])" office:value-type="float" office:value="202.5">
            <text:p>202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25.364cm" svg:y="26.49cm" draw:caption-point-x="2.306cm" draw:caption-point-y="1.504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41.829cm" svg:y="26.494cm" draw:caption-point-x="-0.61cm" draw:caption-point-y="1.5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55.378cm" svg:y="26.499cm" draw:caption-point-x="-0.61cm" draw:caption-point-y="1.495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86.992cm" svg:y="26.393cm" draw:caption-point-x="1.648cm" draw:caption-point-y="1.601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91.508cm" svg:y="26.513cm" draw:caption-point-x="-0.61cm" draw:caption-point-y="1.481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02.799cm" svg:y="26.516cm" draw:caption-point-x="-0.61cm" draw:caption-point-y="1.478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20.864cm" svg:y="26.522cm" draw:caption-point-x="-0.61cm" draw:caption-point-y="1.472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5.38cm" svg:y="26.524cm" draw:caption-point-x="-0.61cm" draw:caption-point-y="1.47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150.497cm" svg:y="26.773cm" draw:caption-point-x="1.371cm" draw:caption-point-y="1.221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54.736cm" svg:y="26.535cm" draw:caption-point-x="-0.61cm" draw:caption-point-y="1.459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159.331cm" svg:y="26.379cm" draw:caption-point-x="1.569cm" draw:caption-point-y="1.615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164.085cm" svg:y="26.302cm" draw:caption-point-x="1.331cm" draw:caption-point-y="1.692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68.284cm" svg:y="26.54cm" draw:caption-point-x="-0.61cm" draw:caption-point-y="1.454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72.801cm" svg:y="26.541cm" draw:caption-point-x="-0.61cm" draw:caption-point-y="1.453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95.382cm" svg:y="26.549cm" draw:caption-point-x="-0.61cm" draw:caption-point-y="1.445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02.156cm" svg:y="26.552cm" draw:caption-point-x="-0.61cm" draw:caption-point-y="1.442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211.189cm" svg:y="26.555cm" draw:caption-point-x="-0.61cm" draw:caption-point-y="1.439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241.773cm" svg:y="26.174cm" draw:caption-point-x="0.42cm" draw:caption-point-y="1.82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47.319cm" svg:y="26.573cm" draw:caption-point-x="-0.61cm" draw:caption-point-y="1.421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64.592cm" svg:y="26.619cm" draw:caption-point-x="0.182cm" draw:caption-point-y="1.375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72.158cm" svg:y="26.581cm" draw:caption-point-x="-0.61cm" draw:caption-point-y="1.413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281.191cm" svg:y="26.582cm" draw:caption-point-x="-0.61cm" draw:caption-point-y="1.412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350.787cm" svg:y="26.109cm" draw:caption-point-x="2.054cm" draw:caption-point-y="1.885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54.045cm" svg:y="27.014cm" draw:caption-point-x="1.054cm" draw:caption-point-y="0.9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357.967cm" svg:y="26.609cm" draw:caption-point-x="-0.61cm" draw:caption-point-y="1.385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362.484cm" svg:y="26.61cm" draw:caption-point-x="-0.61cm" draw:caption-point-y="1.384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369.258cm" svg:y="26.612cm" draw:caption-point-x="-0.61cm" draw:caption-point-y="1.382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372.704cm" svg:y="25.855cm" draw:caption-point-x="0.46cm" draw:caption-point-y="2.139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74.665cm" svg:y="26.703cm" draw:caption-point-x="0.757cm" draw:caption-point-y="1.29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78.291cm" svg:y="26.617cm" draw:caption-point-x="-0.61cm" draw:caption-point-y="1.37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391.839cm" svg:y="26.62cm" draw:caption-point-x="-0.61cm" draw:caption-point-y="1.374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05.388cm" svg:y="26.623cm" draw:caption-point-x="-0.61cm" draw:caption-point-y="1.371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16.679cm" svg:y="26.627cm" draw:caption-point-x="-0.61cm" draw:caption-point-y="1.36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441.518cm" svg:y="26.639cm" draw:caption-point-x="-0.61cm" draw:caption-point-y="1.35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457.325cm" svg:y="26.643cm" draw:caption-point-x="-0.61cm" draw:caption-point-y="1.35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73.132cm" svg:y="26.649cm" draw:caption-point-x="-0.61cm" draw:caption-point-y="1.34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477.007cm" svg:y="29.282cm" draw:caption-point-x="2.289cm" draw:caption-point-y="-1.28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480.243cm" svg:y="29.449cm" draw:caption-point-x="1.311cm" draw:caption-point-y="-1.45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484.363cm" svg:y="26.711cm" draw:caption-point-x="-0.55cm" draw:caption-point-y="1.28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497.466cm" svg:y="29.46cm" draw:caption-point-x="2.153cm" draw:caption-point-y="-1.46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12.911cm" svg:y="26.613cm" draw:caption-point-x="0.257cm" draw:caption-point-y="1.38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18.969cm" svg:y="28.964cm" draw:caption-point-x="0.974cm" draw:caption-point-y="-0.9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41.988cm" svg:y="29.205cm" draw:caption-point-x="0.536cm" draw:caption-point-y="-1.21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43.437cm" svg:y="26.309cm" draw:caption-point-x="1.345cm" draw:caption-point-y="1.68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552.166cm" svg:y="26.682cm" draw:caption-point-x="-0.61cm" draw:caption-point-y="1.31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576.412cm" svg:y="26.967cm" draw:caption-point-x="-0.016cm" draw:caption-point-y="1.02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593.289cm" svg:y="26.668cm" draw:caption-point-x="1.172cm" draw:caption-point-y="1.32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597.329cm" svg:y="26.698cm" draw:caption-point-x="-0.61cm" draw:caption-point-y="1.29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56.04cm" svg:y="26.708cm" draw:caption-point-x="-0.61cm" draw:caption-point-y="1.28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86.972cm" svg:y="26.762cm" draw:caption-point-x="0.072cm" draw:caption-point-y="1.23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01.344cm" svg:y="26.765cm" draw:caption-point-x="1.507cm" draw:caption-point-y="1.22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705.719cm" svg:y="26.72cm" draw:caption-point-x="-0.61cm" draw:caption-point-y="1.27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22.02cm" svg:y="29.303cm" draw:caption-point-x="1.154cm" draw:caption-point-y="-1.30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729.995cm" svg:y="26.208cm" draw:caption-point-x="2.212cm" draw:caption-point-y="1.78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33.31cm" svg:y="26.913cm" draw:caption-point-x="1.155cm" draw:caption-point-y="1.08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33.969cm" svg:y="29.26cm" draw:caption-point-x="2.754cm" draw:caption-point-y="-1.26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37.334cm" svg:y="29.237cm" draw:caption-point-x="1.647cm" draw:caption-point-y="-1.24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752.905cm" svg:y="26.966cm" draw:caption-point-x="1.883cm" draw:caption-point-y="1.02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768.265cm" svg:y="27.252cm" draw:caption-point-x="2.33cm" draw:caption-point-y="0.74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781.649cm" svg:y="27.301cm" draw:caption-point-x="2.495cm" draw:caption-point-y="0.69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876.137cm" svg:y="28.023cm" draw:caption-point-x="0.59cm" draw:caption-point-y="-0.02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60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5:.QS45])" office:value-type="float" office:value="200">
            <text:p>200,0</text:p>
          </table:table-cell>
          <table:table-cell table:style-name="ce25" table:number-columns-repeated="13"/>
          <table:table-cell table:style-name="ce25" office:value-type="float" office:value="3">
            <office:annotation office:display="true" draw:style-name="gr1" draw:text-style-name="P2" svg:width="2.899cm" svg:height="0.669cm" svg:x="37.313cm" svg:y="27.313cm" draw:caption-point-x="-0.61cm" draw:caption-point-y="1.502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44.087cm" svg:y="27.315cm" draw:caption-point-x="-0.61cm" draw:caption-point-y="1.5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147.644cm" svg:y="29.965cm" draw:caption-point-x="-0.293cm" draw:caption-point-y="-1.15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161.436cm" svg:y="27.359cm" draw:caption-point-x="1.722cm" draw:caption-point-y="1.456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96.531cm" svg:y="27.331cm" draw:caption-point-x="0.499cm" draw:caption-point-y="1.484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258.491cm" svg:y="27.872cm" draw:caption-point-x="-0.491cm" draw:caption-point-y="0.943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275.724cm" svg:y="30.409cm" draw:caption-point-x="0.341cm" draw:caption-point-y="-1.594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384.678cm" svg:y="27.788cm" draw:caption-point-x="-0.223cm" draw:caption-point-y="1.027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448.024cm" svg:y="29.959cm" draw:caption-point-x="-0.341cm" draw:caption-point-y="-1.14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465.111cm" svg:y="27.566cm" draw:caption-point-x="0.637cm" draw:caption-point-y="1.24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500.617cm" svg:y="29.876cm" draw:caption-point-x="1.261cm" draw:caption-point-y="-1.06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504.746cm" svg:y="27.482cm" draw:caption-point-x="-0.61cm" draw:caption-point-y="1.33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24.361cm" svg:y="30.153cm" draw:caption-point-x="2.356cm" draw:caption-point-y="-1.33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29.585cm" svg:y="29.387cm" draw:caption-point-x="-0.61cm" draw:caption-point-y="-0.57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658.299cm" svg:y="27.529cm" draw:caption-point-x="-0.61cm" draw:caption-point-y="1.28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730.771cm" svg:y="30.149cm" draw:caption-point-x="1.436cm" draw:caption-point-y="-1.33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768.641cm" svg:y="30.063cm" draw:caption-point-x="1.954cm" draw:caption-point-y="-1.24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781.813cm" svg:y="29.904cm" draw:caption-point-x="2.331cm" draw:caption-point-y="-1.08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60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6:.QS46])" office:value-type="float" office:value="37">
            <text:p>37,0</text:p>
          </table:table-cell>
          <table:table-cell table:style-name="ce25" table:number-columns-repeated="29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177.317cm" svg:y="28.183cm" draw:caption-point-x="-0.61cm" draw:caption-point-y="1.453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513.673cm" svg:y="30cm" draw:caption-point-x="-0.505cm" draw:caption-point-y="-0.36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28.507cm" svg:y="30.743cm" draw:caption-point-x="0.468cm" draw:caption-point-y="-1.10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44.483cm" svg:y="29.399cm" draw:caption-point-x="-0.343cm" draw:caption-point-y="0.23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60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7:.QS47])" office:value-type="float" office:value="16.5">
            <text:p>16,5</text:p>
          </table:table-cell>
          <table:table-cell table:style-name="ce25" table:number-columns-repeated="364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871.503cm" svg:y="31.798cm" draw:caption-point-x="2.966cm" draw:caption-point-y="-1.34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60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8:.QS48])" office:value-type="float" office:value="135">
            <text:p>13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147.525cm" svg:y="32.636cm" draw:caption-point-x="-0.174cm" draw:caption-point-y="-1.267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56.598cm" svg:y="30.069cm" draw:caption-point-x="-0.214cm" draw:caption-point-y="1.3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204.415cm" svg:y="29.927cm" draw:caption-point-x="-0.61cm" draw:caption-point-y="1.442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324.095cm" svg:y="29.973cm" draw:caption-point-x="-0.61cm" draw:caption-point-y="1.396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561.199cm" svg:y="30.06cm" draw:caption-point-x="-0.61cm" draw:caption-point-y="1.30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51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9:.QS49])" office:value-type="float" office:value="3.5">
            <text:p>3,5</text:p>
          </table:table-cell>
          <table:table-cell table:style-name="ce25" table:number-columns-repeated="160"/>
          <table:table-cell table:style-name="ce25" office:value-type="float" office:value="0">
            <office:annotation office:display="true" draw:style-name="gr2" draw:text-style-name="P2" svg:width="2.899cm" svg:height="0.991cm" svg:x="369.415cm" svg:y="32.95cm" draw:caption-point-x="-0.767cm" draw:caption-point-y="-0.761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6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202.5">
            <text:p>202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200">
            <text:p>200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5">
            <text:p>13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991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QS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180">
            <text:p>2180</text:p>
          </table:table-cell>
          <table:table-cell table:formula="of:=[TimeLog.B6]" office:value-type="float" office:value="2412">
            <text:p>2412</text:p>
          </table:table-cell>
          <table:table-cell table:formula="of:=[.B3]/[.A3]" office:value-type="float" office:value="1.10642201834862">
            <text:p>1,106422018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994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990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HD6:.LL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FK6:.HC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DN6:.FJ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BV6:.DM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T6:.BU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 table:number-columns-repeated="990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33" table:formula="of:=SUM([TimeLog.LM28:.MX28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HD7:.LL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FK7:.HC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DN7:.FJ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BV7:.DM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994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33" table:formula="of:=SUM([TimeLog.LM29:.MX29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HD21:.LL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FK17:.HC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DN12:.FJ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BV10:.DM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T8:.BU8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33" table:formula="of:=SUM([TimeLog.LM30:.MX3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HD22:.LL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FK18:.HC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DN13:.FJ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BV11:.DM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T9:.BU9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33" table:formula="of:=SUM([TimeLog.LM31:.MX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HD23:.LL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FK19:.HC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DN14:.FJ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BV12:.DM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T10:.BU10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 table:number-columns-repeated="990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33" table:formula="of:=SUM([TimeLog.LM32:.MX32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HD24:.LL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K20:.HC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DN15:.FJ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BV16:.DM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T17:.BU17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33" table:formula="of:=SUM([TimeLog.LM33:.MX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HD25:.LL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FK21:.HC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DN16:.FJ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BV17:.DM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T20:.BU20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9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33" table:formula="of:=SUM([TimeLog.LM34:.MX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HD26:.LL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FK22:.HC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DN17:.FJ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BV19:.DM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T22:.BU22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2">
          <table:table-cell table:formula="of:=[TimeLog.A35]" office:value-type="string" office:string-value="Biological NW Generation">
            <text:p>Biological NW Generation</text:p>
          </table:table-cell>
          <table:table-cell table:style-name="ce33" table:formula="of:=SUM([TimeLog.LM35:.MX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HD27:.LL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K24:.HC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DN18:.FJ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V20:.DM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T24:.BU24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33" table:formula="of:=SUM([TimeLog.LM36:.MX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HD28:.LL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FK25:.HC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DN19:.FJ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V24:.DM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T27:.BU27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7]" office:value-type="string" office:string-value="Scaling">
            <text:p>Scaling</text:p>
          </table:table-cell>
          <table:table-cell table:style-name="ce33" table:formula="of:=SUM([TimeLog.LM37:.MX37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HD29:.LL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FK26:.HC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DN24:.FJ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BV26:.DM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T29:.BU29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8]" office:value-type="string" office:string-value="Governance">
            <text:p>Governance</text:p>
          </table:table-cell>
          <table:table-cell table:style-name="ce33" table:formula="of:=SUM([TimeLog.LM38:.MX38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HD30:.LL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FK27:.HC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DN26:.FJ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V27:.DM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T30:.BU30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9]" office:value-type="string" office:string-value="Synthetic Data Control">
            <text:p>Synthetic Data Control</text:p>
          </table:table-cell>
          <table:table-cell table:style-name="ce33" table:formula="of:=SUM([TimeLog.LM39:.MX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HD31:.LL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FK39:.HC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N27:.FJ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BV28:.DM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T34:.BU34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 table:number-columns-repeated="990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33" table:formula="of:=SUM([TimeLog.LM40:.MX40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HD32:.LL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FK43:.HC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DN28:.FJ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BV29:.DM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T36:.BU36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LM41:.MX41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HD33:.LL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FK44:.HC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N43:.FJ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V34:.DM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T43:.BU43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992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33" table:formula="of:=SUM([TimeLog.LM42:.MX42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HD34:.LL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FK45:.HC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N44:.FJ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BV42:.DM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T44:.BU44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992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33" table:formula="of:=SUM([TimeLog.LM43:.MX43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HD35:.LL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FK48:.HC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N45:.FJ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V43:.DM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T45:.BU45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992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33" table:formula="of:=SUM([TimeLog.LM44:.MX44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HD36:.LL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DN46:.FJ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V44:.DM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T46:.BU46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992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33" table:formula="of:=SUM([TimeLog.LM45:.MX45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HD37:.LL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DN48:.FJ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V45:.DM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T48:.BU48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992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33" table:formula="of:=SUM([TimeLog.LM46:.MX46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HD38:.LL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BV46:.DM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33" table:formula="of:=SUM([TimeLog.LM47:.MX47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HD39:.LL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BV48:.DM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33" table:formula="of:=SUM([TimeLog.LM48:.MX48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HD40:.LL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30">
          <table:table-cell table:formula="of:=[TimeLog.A49]" office:value-type="string" office:string-value="CarPooling (side project)">
            <text:p>CarPooling (side project)</text:p>
          </table:table-cell>
          <table:table-cell table:style-name="ce33" table:formula="of:=SUM([TimeLog.LM49:.MX49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HD41:.LL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3" table:formula="of:=SUM([TimeLog.LM50:.MX50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HD42:.LL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LM51:.MX51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HD43:.LL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LM52:.MX52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HD44:.LL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33" table:formula="of:=SUM([TimeLog.LM53:.MX53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HD45:.LL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HD46:.LL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HD47:.LL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HD48:.LL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HD49:.LL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61">
            <text:p>46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18/05/2016</text:date>, <text:time>21:3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5-18T21:32:38</dc:date>
    <dc:creator>Juste Raimbault</dc:creator>
    <meta:editing-duration>P20DT8H2M24S</meta:editing-duration>
    <meta:editing-cycles>889</meta:editing-cycles>
    <meta:generator>OpenOffice/4.1.1$Unix OpenOffice.org_project/411m6$Build-9775</meta:generator>
    <meta:document-statistic meta:table-count="9" meta:cell-count="565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QS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QS6" chart:class="chart:bar">
            <chart:data-point chart:repeated="4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5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imeLog.C6:TimeLog.QS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